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165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744in"/>
    </style:style>
    <style:style style:name="co7" style:family="table-column">
      <style:table-column-properties fo:break-before="auto" style:column-width="1.9299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1.3575in"/>
    </style:style>
    <style:style style:name="co10" style:family="table-column">
      <style:table-column-properties fo:break-before="auto" style:column-width="0.6874in"/>
    </style:style>
    <style:style style:name="co11" style:family="table-column">
      <style:table-column-properties fo:break-before="auto" style:column-width="0.6854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528in"/>
    </style:style>
    <style:style style:name="co14" style:family="table-column">
      <style:table-column-properties fo:break-before="auto" style:column-width="0.4571in"/>
    </style:style>
    <style:style style:name="co15" style:family="table-column">
      <style:table-column-properties fo:break-before="auto" style:column-width="0.6146in"/>
    </style:style>
    <style:style style:name="co16" style:family="table-column">
      <style:table-column-properties fo:break-before="auto" style:column-width="1.4575in"/>
    </style:style>
    <style:style style:name="co17" style:family="table-column">
      <style:table-column-properties fo:break-before="auto" style:column-width="0.7075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0.6681in"/>
    </style:style>
    <style:style style:name="co20" style:family="table-column">
      <style:table-column-properties fo:break-before="auto" style:column-width="1.6543in"/>
    </style:style>
    <style:style style:name="co21" style:family="table-column">
      <style:table-column-properties fo:break-before="auto" style:column-width="0.9429in"/>
    </style:style>
    <style:style style:name="co22" style:family="table-column">
      <style:table-column-properties fo:break-before="auto" style:column-width="2.5193in"/>
    </style:style>
    <style:style style:name="co23" style:family="table-column">
      <style:table-column-properties fo:break-before="auto" style:column-width="0.6783in"/>
    </style:style>
    <style:style style:name="co24" style:family="table-column">
      <style:table-column-properties fo:break-before="auto" style:column-width="0.6535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794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0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1.11pt double-thin #000000" style:border-line-width-bottom="0.0071in 0.0016in 0.0071in" style:text-align-source="fix" style:repeat-content="false" fo:wrap-option="no-wrap" fo:border-left="none" fo:border-right="none" style:shrink-to-fit="false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no-wrap" style:shrink-to-fit="false" style:vertical-align="middle"/>
      <style:paragraph-properties fo:text-align="start" fo:margin-left="0in"/>
    </style:style>
    <style:style style:name="ce39" style:family="table-cell" style:parent-style-name="Default" style:data-style-name="N123">
      <style:table-cell-properties fo:border-bottom="none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99"/>
    <style:style style:name="ce45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47" style:family="table-cell" style:parent-style-name="Default">
      <style:table-cell-properties fo:border-bottom="none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0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52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1.11pt double-thin #000000" style:border-line-width-bottom="0.0071in 0.0016in 0.0071in" style:text-align-source="fix" style:repeat-content="false" fo:wrap-option="no-wrap" fo:border-left="none" fo:border-right="none" style:shrink-to-fit="false" fo:border-top="none" style:vertical-align="middle"/>
      <style:paragraph-properties fo:text-align="center" fo:margin-left="0in"/>
    </style:style>
    <style:style style:name="ce56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style:shrink-to-fit="false" fo:border-top="1.11pt double-thin #000000" style:border-line-width-top="0.0071in 0.0016in 0.0071in" style:vertical-align="middle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no-wrap" style:shrink-to-fit="false" style:vertical-align="middle"/>
      <style:paragraph-properties fo:text-align="start" fo:margin-left="0in"/>
    </style:style>
    <style:style style:name="ce59" style:family="table-cell" style:parent-style-name="Default" style:data-style-name="N123">
      <style:table-cell-properties fo:border-bottom="none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Board BO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52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5" table:number-columns-repeated="59" table:default-cell-style-name="ce52"/>
        <table:table-row table:style-name="ro1">
          <table:table-cell table:style-name="ce45" office:value-type="string" calcext:value-type="string">
            <text:p>refdes</text:p>
          </table:table-cell>
          <table:table-cell table:style-name="ce49" office:value-type="string" calcext:value-type="string">
            <text:p>man-part-num</text:p>
          </table:table-cell>
          <table:table-cell table:style-name="ce49" office:value-type="string" calcext:value-type="string">
            <text:p>value</text:p>
          </table:table-cell>
          <table:table-cell table:style-name="ce49" office:value-type="string" calcext:value-type="string">
            <text:p>footprint</text:p>
          </table:table-cell>
          <table:table-cell table:style-name="ce49"/>
          <table:table-cell table:number-columns-repeated="59"/>
        </table:table-row>
        <table:table-row table:style-name="ro2">
          <table:table-cell table:style-name="ce46" office:value-type="string" calcext:value-type="string">
            <text:p>C100 C101 C102 C103 C104 C105 C106 C111 C117 C119 C121 C122 C125 C200 C206 C220 C241 C243</text:p>
          </table:table-cell>
          <table:table-cell table:style-name="ce50" office:value-type="float" office:value="885012205037" calcext:value-type="float">
            <text:p>885012205037</text:p>
          </table:table-cell>
          <table:table-cell table:style-name="ce50" office:value-type="string" calcext:value-type="string">
            <text:p>0.1 u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107 C108 C235</text:p>
          </table:table-cell>
          <table:table-cell table:style-name="ce50" office:value-type="float" office:value="885012006029" calcext:value-type="float">
            <text:p>885012006029</text:p>
          </table:table-cell>
          <table:table-cell table:style-name="ce50" office:value-type="string" calcext:value-type="string">
            <text:p>1 nF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109 C116 C118 C120</text:p>
          </table:table-cell>
          <table:table-cell table:style-name="ce50" office:value-type="float" office:value="885012005055" calcext:value-type="float">
            <text:p>885012005055</text:p>
          </table:table-cell>
          <table:table-cell table:style-name="ce50" office:value-type="string" calcext:value-type="string">
            <text:p>10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110 C123 C126 C127</text:p>
          </table:table-cell>
          <table:table-cell table:style-name="ce50" office:value-type="string" calcext:value-type="string">
            <text:p>530L104KT16T</text:p>
          </table:table-cell>
          <table:table-cell table:style-name="ce50" office:value-type="string" calcext:value-type="string">
            <text:p>0.1 u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112 C124 C202 C207 C210 C211 C217 C229 C232</text:p>
          </table:table-cell>
          <table:table-cell table:style-name="ce50" office:value-type="float" office:value="885012005057" calcext:value-type="float">
            <text:p>885012005057</text:p>
          </table:table-cell>
          <table:table-cell table:style-name="ce50" office:value-type="string" calcext:value-type="string">
            <text:p>22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113</text:p>
          </table:table-cell>
          <table:table-cell table:style-name="ce50" office:value-type="float" office:value="885012007041" calcext:value-type="float">
            <text:p>885012007041</text:p>
          </table:table-cell>
          <table:table-cell table:style-name="ce50" office:value-type="string" calcext:value-type="string">
            <text:p>1500 pF</text:p>
          </table:table-cell>
          <table:table-cell table:style-name="ce54" office:value-type="float" office:value="805" calcext:value-type="float">
            <text:p>080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114</text:p>
          </table:table-cell>
          <table:table-cell table:style-name="ce50" office:value-type="float" office:value="885012006016" calcext:value-type="float">
            <text:p>885012006016</text:p>
          </table:table-cell>
          <table:table-cell table:style-name="ce50" office:value-type="string" calcext:value-type="string">
            <text:p>3300 pF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115</text:p>
          </table:table-cell>
          <table:table-cell table:style-name="ce50" office:value-type="string" calcext:value-type="string">
            <text:p>GRM31C5C1H563JA01L</text:p>
          </table:table-cell>
          <table:table-cell table:style-name="ce50" office:value-type="string" calcext:value-type="string">
            <text:p>.056 u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201 C203 C204 C208 C209 C212 C500 C501</text:p>
          </table:table-cell>
          <table:table-cell table:style-name="ce50" office:value-type="float" office:value="885012205031" calcext:value-type="float">
            <text:p>885012205031</text:p>
          </table:table-cell>
          <table:table-cell table:style-name="ce50" office:value-type="string" calcext:value-type="string">
            <text:p>0.01 u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213 C216 C218</text:p>
          </table:table-cell>
          <table:table-cell table:style-name="ce50" office:value-type="string" calcext:value-type="string">
            <text:p>GCM1555C1H1R8CA16D</text:p>
          </table:table-cell>
          <table:table-cell table:style-name="ce50" office:value-type="string" calcext:value-type="string">
            <text:p>1.8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221</text:p>
          </table:table-cell>
          <table:table-cell table:style-name="ce50" office:value-type="string" calcext:value-type="string">
            <text:p>GCM1555C1H821JA16D</text:p>
          </table:table-cell>
          <table:table-cell table:style-name="ce50" office:value-type="string" calcext:value-type="string">
            <text:p>820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222 C223 C225 C233 C234</text:p>
          </table:table-cell>
          <table:table-cell table:style-name="ce50" office:value-type="float" office:value="885012206052" calcext:value-type="float">
            <text:p>885012206052</text:p>
          </table:table-cell>
          <table:table-cell table:style-name="ce50" office:value-type="string" calcext:value-type="string">
            <text:p>1.0 uF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224 C227 C230 C236 C238 C242</text:p>
          </table:table-cell>
          <table:table-cell table:style-name="ce50" office:value-type="float" office:value="885012205019" calcext:value-type="float">
            <text:p>885012205019</text:p>
          </table:table-cell>
          <table:table-cell table:style-name="ce50" office:value-type="string" calcext:value-type="string">
            <text:p>100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226 C228 C231 C237 C239</text:p>
          </table:table-cell>
          <table:table-cell table:style-name="ce50" office:value-type="string" calcext:value-type="string">
            <text:p>GRM1885C1H103JA01J</text:p>
          </table:table-cell>
          <table:table-cell table:style-name="ce50" office:value-type="string" calcext:value-type="string">
            <text:p>0.01 uF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240</text:p>
          </table:table-cell>
          <table:table-cell table:style-name="ce50" office:value-type="string" calcext:value-type="string">
            <text:p>GRM2195C1H123JA01D</text:p>
          </table:table-cell>
          <table:table-cell table:style-name="ce50" office:value-type="string" calcext:value-type="string">
            <text:p>0.012 uF</text:p>
          </table:table-cell>
          <table:table-cell table:style-name="ce54" office:value-type="float" office:value="805" calcext:value-type="float">
            <text:p>080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FL100 FL101</text:p>
          </table:table-cell>
          <table:table-cell table:style-name="ce50" office:value-type="string" calcext:value-type="string">
            <text:p>LFCN3000D+</text:p>
          </table:table-cell>
          <table:table-cell table:style-name="ce50"/>
          <table:table-cell table:style-name="ce50" office:value-type="string" calcext:value-type="string">
            <text:p>LFCN3000D+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FL200</text:p>
          </table:table-cell>
          <table:table-cell table:style-name="ce50" office:value-type="string" calcext:value-type="string">
            <text:p>B39321B3741H110</text:p>
          </table:table-cell>
          <table:table-cell table:style-name="ce50"/>
          <table:table-cell table:style-name="ce50" office:value-type="string" calcext:value-type="string">
            <text:p>B3741SAWFilter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FL202 FL203</text:p>
          </table:table-cell>
          <table:table-cell table:style-name="ce50" office:value-type="string" calcext:value-type="string">
            <text:p>3600BP15M600E</text:p>
          </table:table-cell>
          <table:table-cell table:style-name="ce50" office:value-type="string" calcext:value-type="string">
            <text:p>3.6 GHz</text:p>
          </table:table-cell>
          <table:table-cell table:style-name="ce50" office:value-type="string" calcext:value-type="string">
            <text:p>Filter_3600BP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J100</text:p>
          </table:table-cell>
          <table:table-cell table:style-name="ce50" office:value-type="string" calcext:value-type="string">
            <text:p>619540-1</text:p>
          </table:table-cell>
          <table:table-cell table:style-name="ce50"/>
          <table:table-cell table:style-name="ce50" office:value-type="string" calcext:value-type="string">
            <text:p>AMPHENOL_ARFX123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J400</text:p>
          </table:table-cell>
          <table:table-cell table:style-name="ce50" table:number-columns-repeated="2"/>
          <table:table-cell table:style-name="ce50" office:value-type="string" calcext:value-type="string">
            <text:p>Header_Arduino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J401 J402</text:p>
          </table:table-cell>
          <table:table-cell table:style-name="ce51" table:number-columns-repeated="2"/>
          <table:table-cell table:style-name="ce51" office:value-type="string" calcext:value-type="string">
            <text:p>JUMPER6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L100</text:p>
          </table:table-cell>
          <table:table-cell table:style-name="ce50" office:value-type="string" calcext:value-type="string">
            <text:p>0402CS-3N3XJLU</text:p>
          </table:table-cell>
          <table:table-cell table:style-name="ce50" office:value-type="string" calcext:value-type="string">
            <text:p>3.3 nH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L101</text:p>
          </table:table-cell>
          <table:table-cell table:style-name="ce50" office:value-type="string" calcext:value-type="string">
            <text:p>LQW18AS22NJ00D</text:p>
          </table:table-cell>
          <table:table-cell table:style-name="ce50" office:value-type="string" calcext:value-type="string">
            <text:p>22 nH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L201</text:p>
          </table:table-cell>
          <table:table-cell table:style-name="ce50" office:value-type="string" calcext:value-type="string">
            <text:p>0402CS-10NXJLU</text:p>
          </table:table-cell>
          <table:table-cell table:style-name="ce50" office:value-type="string" calcext:value-type="string">
            <text:p>10 nH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L202 L208</text:p>
          </table:table-cell>
          <table:table-cell table:style-name="ce50" office:value-type="string" calcext:value-type="string">
            <text:p>0603CS-R10XJLU</text:p>
          </table:table-cell>
          <table:table-cell table:style-name="ce50" office:value-type="string" calcext:value-type="string">
            <text:p>100 nH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L203 L204 L205</text:p>
          </table:table-cell>
          <table:table-cell table:style-name="ce50" office:value-type="string" calcext:value-type="string">
            <text:p>0603CS-68NXJLU</text:p>
          </table:table-cell>
          <table:table-cell table:style-name="ce50" office:value-type="string" calcext:value-type="string">
            <text:p>68 nH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R100 R101 R102 R106 R110 R111 R112 R214 R215 R220 R500 R502</text:p>
          </table:table-cell>
          <table:table-cell table:style-name="ce50" office:value-type="string" calcext:value-type="string">
            <text:p>CRCW04021K00FKEDC</text:p>
          </table:table-cell>
          <table:table-cell table:style-name="ce50" office:value-type="string" calcext:value-type="string">
            <text:p>1 K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R103 R107 R108 R217 R218 R501 R503</text:p>
          </table:table-cell>
          <table:table-cell table:style-name="ce50" office:value-type="string" calcext:value-type="string">
            <text:p>CRCW04021K50FKED</text:p>
          </table:table-cell>
          <table:table-cell table:style-name="ce50" office:value-type="string" calcext:value-type="string">
            <text:p>1.5 K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7" calcext:value-type="float">
            <text:p>7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R104 R109 R113 R201 R212 R213</text:p>
          </table:table-cell>
          <table:table-cell table:style-name="ce50" office:value-type="string" calcext:value-type="string">
            <text:p>CRCW080551R0FKEA</text:p>
          </table:table-cell>
          <table:table-cell table:style-name="ce50" office:value-type="string" calcext:value-type="string">
            <text:p>51 R</text:p>
          </table:table-cell>
          <table:table-cell table:style-name="ce54" office:value-type="float" office:value="805" calcext:value-type="float">
            <text:p>0805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R105 R200</text:p>
          </table:table-cell>
          <table:table-cell table:style-name="ce50" office:value-type="string" calcext:value-type="string">
            <text:p>CRCW080550R0FKTA</text:p>
          </table:table-cell>
          <table:table-cell table:style-name="ce50" office:value-type="string" calcext:value-type="string">
            <text:p>50 R</text:p>
          </table:table-cell>
          <table:table-cell table:style-name="ce54" office:value-type="float" office:value="805" calcext:value-type="float">
            <text:p>0805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R202 R203</text:p>
          </table:table-cell>
          <table:table-cell table:style-name="ce50" office:value-type="string" calcext:value-type="string">
            <text:p>CRCW1206110RFKEA</text:p>
          </table:table-cell>
          <table:table-cell table:style-name="ce50" office:value-type="string" calcext:value-type="string">
            <text:p>110 R</text:p>
          </table:table-cell>
          <table:table-cell table:style-name="ce54" office:value-type="float" office:value="1206" calcext:value-type="float">
            <text:p>1206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R204 R205 R208 R209</text:p>
          </table:table-cell>
          <table:table-cell table:style-name="ce50" office:value-type="string" calcext:value-type="string">
            <text:p>CRCW0402300RFKED</text:p>
          </table:table-cell>
          <table:table-cell table:style-name="ce50" office:value-type="string" calcext:value-type="string">
            <text:p>300 R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R207</text:p>
          </table:table-cell>
          <table:table-cell table:style-name="ce50" office:value-type="string" calcext:value-type="string">
            <text:p>CRCW040236R0JNED</text:p>
          </table:table-cell>
          <table:table-cell table:style-name="ce50" office:value-type="string" calcext:value-type="string">
            <text:p>36 R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R210</text:p>
          </table:table-cell>
          <table:table-cell table:style-name="ce50" office:value-type="string" calcext:value-type="string">
            <text:p>CRCW0402240RFKEDC</text:p>
          </table:table-cell>
          <table:table-cell table:style-name="ce50" office:value-type="string" calcext:value-type="string">
            <text:p>240 R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R211</text:p>
          </table:table-cell>
          <table:table-cell table:style-name="ce50" office:value-type="string" calcext:value-type="string">
            <text:p>CRCW04025K10FKEDC</text:p>
          </table:table-cell>
          <table:table-cell table:style-name="ce50" office:value-type="string" calcext:value-type="string">
            <text:p>5.1 K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R216</text:p>
          </table:table-cell>
          <table:table-cell table:style-name="ce50" office:value-type="string" calcext:value-type="string">
            <text:p>CRCW040230R1FKED</text:p>
          </table:table-cell>
          <table:table-cell table:style-name="ce50" office:value-type="string" calcext:value-type="string">
            <text:p>30.1 R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R219</text:p>
          </table:table-cell>
          <table:table-cell table:style-name="ce50" office:value-type="string" calcext:value-type="string">
            <text:p>CRCW040290R9FKEDC</text:p>
          </table:table-cell>
          <table:table-cell table:style-name="ce50" office:value-type="string" calcext:value-type="string">
            <text:p>90.9 R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T200</text:p>
          </table:table-cell>
          <table:table-cell table:style-name="ce50" office:value-type="string" calcext:value-type="string">
            <text:p>TC1-1-43X+</text:p>
          </table:table-cell>
          <table:table-cell table:style-name="ce50"/>
          <table:table-cell table:style-name="ce50" office:value-type="string" calcext:value-type="string">
            <text:p>TC1-1-43X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T201</text:p>
          </table:table-cell>
          <table:table-cell table:style-name="ce50" office:value-type="string" calcext:value-type="string">
            <text:p>WBC9-1LB</text:p>
          </table:table-cell>
          <table:table-cell table:style-name="ce50"/>
          <table:table-cell table:style-name="ce50" office:value-type="string" calcext:value-type="string">
            <text:p>WBC9-1LB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U100</text:p>
          </table:table-cell>
          <table:table-cell table:style-name="ce50" office:value-type="string" calcext:value-type="string">
            <text:p>ADF4356BCPZ</text:p>
          </table:table-cell>
          <table:table-cell table:style-name="ce50"/>
          <table:table-cell table:style-name="ce50" office:value-type="string" calcext:value-type="string">
            <text:p>ADF435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U101 U104 U201 U202</text:p>
          </table:table-cell>
          <table:table-cell table:style-name="ce50" office:value-type="string" calcext:value-type="string">
            <text:p>ERA-2SM+</text:p>
          </table:table-cell>
          <table:table-cell table:style-name="ce50"/>
          <table:table-cell table:style-name="ce50" office:value-type="string" calcext:value-type="string">
            <text:p>WW107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U102</text:p>
          </table:table-cell>
          <table:table-cell table:style-name="ce50" office:value-type="string" calcext:value-type="string">
            <text:p>SIM-83+</text:p>
          </table:table-cell>
          <table:table-cell table:style-name="ce50"/>
          <table:table-cell table:style-name="ce50" office:value-type="string" calcext:value-type="string">
            <text:p>SIM83+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U103</text:p>
          </table:table-cell>
          <table:table-cell table:style-name="ce50" office:value-type="string" calcext:value-type="string">
            <text:p>PE43711</text:p>
          </table:table-cell>
          <table:table-cell table:style-name="ce50"/>
          <table:table-cell table:style-name="ce50" office:value-type="string" calcext:value-type="string">
            <text:p>QFN_PE4371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U200</text:p>
          </table:table-cell>
          <table:table-cell table:style-name="ce50" office:value-type="string" calcext:value-type="string">
            <text:p>LTC5562IUC#TRMPBF</text:p>
          </table:table-cell>
          <table:table-cell table:style-name="ce50"/>
          <table:table-cell table:style-name="ce50" office:value-type="string" calcext:value-type="string">
            <text:p>QFN104EP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U203</text:p>
          </table:table-cell>
          <table:table-cell table:style-name="ce50" office:value-type="string" calcext:value-type="string">
            <text:p>MAX2871ETJ+</text:p>
          </table:table-cell>
          <table:table-cell table:style-name="ce50"/>
          <table:table-cell table:style-name="ce50" office:value-type="string" calcext:value-type="string">
            <text:p>MAX287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U204</text:p>
          </table:table-cell>
          <table:table-cell table:style-name="ce50" office:value-type="string" calcext:value-type="string">
            <text:p>AP7353-33CV4-7</text:p>
          </table:table-cell>
          <table:table-cell table:style-name="ce50"/>
          <table:table-cell table:style-name="ce50" office:value-type="string" calcext:value-type="string">
            <text:p>AP735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U500</text:p>
          </table:table-cell>
          <table:table-cell table:style-name="ce50" office:value-type="string" calcext:value-type="string">
            <text:p>ASE-60.000MHZ-LC-T</text:p>
          </table:table-cell>
          <table:table-cell table:style-name="ce50"/>
          <table:table-cell table:style-name="ce50" office:value-type="string" calcext:value-type="string">
            <text:p>ASx_Series_Oscillator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U501</text:p>
          </table:table-cell>
          <table:table-cell table:style-name="ce50" office:value-type="string" calcext:value-type="string">
            <text:p>ASEM1-100.000MHZ-L-C-T</text:p>
          </table:table-cell>
          <table:table-cell table:style-name="ce50"/>
          <table:table-cell table:style-name="ce50" office:value-type="string" calcext:value-type="string">
            <text:p>ASx_Series_Oscillator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2" table:number-rows-repeated="1048525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oard TOP" table:style-name="ta1">
        <table:table-column table:style-name="co6" table:default-cell-style-name="ce58"/>
        <table:table-column table:style-name="co7" table:default-cell-style-name="ce52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number-columns-repeated="54" table:default-cell-style-name="ce52"/>
        <table:table-row table:style-name="ro4">
          <table:table-cell table:style-name="ce55" office:value-type="string" calcext:value-type="string">
            <text:p>refdes</text:p>
          </table:table-cell>
          <table:table-cell table:style-name="ce49" office:value-type="string" calcext:value-type="string">
            <text:p>man-part-num</text:p>
          </table:table-cell>
          <table:table-cell table:style-name="ce49" office:value-type="string" calcext:value-type="string">
            <text:p>value</text:p>
          </table:table-cell>
          <table:table-cell table:style-name="ce49" office:value-type="string" calcext:value-type="string">
            <text:p>footprint</text:p>
          </table:table-cell>
          <table:table-cell table:style-name="ce49"/>
          <table:table-cell table:number-columns-repeated="59"/>
        </table:table-row>
        <table:table-row table:style-name="ro5">
          <table:table-cell table:style-name="ce56" office:value-type="string" calcext:value-type="string">
            <text:p>C205</text:p>
          </table:table-cell>
          <table:table-cell table:style-name="ce50"/>
          <table:table-cell table:style-name="ce50" office:value-type="string" calcext:value-type="string">
            <text:p>SAT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214</text:p>
          </table:table-cell>
          <table:table-cell table:style-name="ce50" office:value-type="string" calcext:value-type="string">
            <text:p>GCM1555C1H1R8CA16D</text:p>
          </table:table-cell>
          <table:table-cell table:style-name="ce50" office:value-type="string" calcext:value-type="string">
            <text:p>1.8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215</text:p>
          </table:table-cell>
          <table:table-cell table:style-name="ce50"/>
          <table:table-cell table:style-name="ce50" office:value-type="string" calcext:value-type="string">
            <text:p>SAT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219</text:p>
          </table:table-cell>
          <table:table-cell table:style-name="ce50"/>
          <table:table-cell table:style-name="ce50" office:value-type="string" calcext:value-type="string">
            <text:p>SAT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00 C301 C303 C304 C311 C316 C319 C324</text:p>
          </table:table-cell>
          <table:table-cell table:style-name="ce50" office:value-type="float" office:value="885012205031" calcext:value-type="float">
            <text:p>885012205031</text:p>
          </table:table-cell>
          <table:table-cell table:style-name="ce50" office:value-type="string" calcext:value-type="string">
            <text:p>0.01 u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02 C305 C307 C310 C312 C313 C314 C315 C330 C336 C354 C358</text:p>
          </table:table-cell>
          <table:table-cell table:style-name="ce50" office:value-type="float" office:value="885012205037" calcext:value-type="float">
            <text:p>885012205037</text:p>
          </table:table-cell>
          <table:table-cell table:style-name="ce50" office:value-type="string" calcext:value-type="string">
            <text:p>0.1 u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06</text:p>
          </table:table-cell>
          <table:table-cell table:style-name="ce50" office:value-type="string" calcext:value-type="string">
            <text:p>GCM1555C1H4R7CA16D</text:p>
          </table:table-cell>
          <table:table-cell table:style-name="ce50" office:value-type="string" calcext:value-type="string">
            <text:p>4.7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08</text:p>
          </table:table-cell>
          <table:table-cell table:style-name="ce50" office:value-type="string" calcext:value-type="string">
            <text:p>GCM1555C1H5R0CA16D</text:p>
          </table:table-cell>
          <table:table-cell table:style-name="ce50" office:value-type="string" calcext:value-type="string">
            <text:p>5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09</text:p>
          </table:table-cell>
          <table:table-cell table:style-name="ce50"/>
          <table:table-cell table:style-name="ce50" office:value-type="string" calcext:value-type="string">
            <text:p>SAT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17 C321 C322 C323</text:p>
          </table:table-cell>
          <table:table-cell table:style-name="ce50" office:value-type="string" calcext:value-type="string">
            <text:p>GCM1555C1H300JA16D</text:p>
          </table:table-cell>
          <table:table-cell table:style-name="ce50" office:value-type="string" calcext:value-type="string">
            <text:p>30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18</text:p>
          </table:table-cell>
          <table:table-cell table:style-name="ce50" office:value-type="string" calcext:value-type="string">
            <text:p>GCM1555C1H470JA16D</text:p>
          </table:table-cell>
          <table:table-cell table:style-name="ce50" office:value-type="string" calcext:value-type="string">
            <text:p>47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20</text:p>
          </table:table-cell>
          <table:table-cell table:style-name="ce50"/>
          <table:table-cell table:style-name="ce50" office:value-type="string" calcext:value-type="string">
            <text:p>SAT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25</text:p>
          </table:table-cell>
          <table:table-cell table:style-name="ce50"/>
          <table:table-cell table:style-name="ce50" office:value-type="string" calcext:value-type="string">
            <text:p>SAT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26</text:p>
          </table:table-cell>
          <table:table-cell table:style-name="ce50"/>
          <table:table-cell table:style-name="ce50" office:value-type="string" calcext:value-type="string">
            <text:p>SAT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27</text:p>
          </table:table-cell>
          <table:table-cell table:style-name="ce50"/>
          <table:table-cell table:style-name="ce50" office:value-type="string" calcext:value-type="string">
            <text:p>SAT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28 C329</text:p>
          </table:table-cell>
          <table:table-cell table:style-name="ce50" office:value-type="string" calcext:value-type="string">
            <text:p>GCM1555C1H200JA16D</text:p>
          </table:table-cell>
          <table:table-cell table:style-name="ce50" office:value-type="string" calcext:value-type="string">
            <text:p>20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31</text:p>
          </table:table-cell>
          <table:table-cell table:style-name="ce50" office:value-type="string" calcext:value-type="string">
            <text:p>GCM1555C1H390JA16D</text:p>
          </table:table-cell>
          <table:table-cell table:style-name="ce50" office:value-type="string" calcext:value-type="string">
            <text:p>39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32</text:p>
          </table:table-cell>
          <table:table-cell table:style-name="ce50"/>
          <table:table-cell table:style-name="ce50" office:value-type="string" calcext:value-type="string">
            <text:p>SAT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33</text:p>
          </table:table-cell>
          <table:table-cell table:style-name="ce50" office:value-type="string" calcext:value-type="string">
            <text:p>GCM1555C1H821JA16D</text:p>
          </table:table-cell>
          <table:table-cell table:style-name="ce50" office:value-type="string" calcext:value-type="string">
            <text:p>820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34 C335 C338 C347 C348 C355 C356 C359 C360</text:p>
          </table:table-cell>
          <table:table-cell table:style-name="ce50" office:value-type="float" office:value="885012206052" calcext:value-type="float">
            <text:p>885012206052</text:p>
          </table:table-cell>
          <table:table-cell table:style-name="ce50" office:value-type="string" calcext:value-type="string">
            <text:p>1.0 uF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37 C340 C342 C343 C345 C349 C351 C357</text:p>
          </table:table-cell>
          <table:table-cell table:style-name="ce50" office:value-type="float" office:value="885012205019" calcext:value-type="float">
            <text:p>885012205019</text:p>
          </table:table-cell>
          <table:table-cell table:style-name="ce50" office:value-type="string" calcext:value-type="string">
            <text:p>100 pF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39 C341 C344 C350 C352</text:p>
          </table:table-cell>
          <table:table-cell table:style-name="ce50" office:value-type="string" calcext:value-type="string">
            <text:p>GRM1885C1H103JA01J</text:p>
          </table:table-cell>
          <table:table-cell table:style-name="ce50" office:value-type="string" calcext:value-type="string">
            <text:p>0.01 uF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46</text:p>
          </table:table-cell>
          <table:table-cell table:style-name="ce50" office:value-type="float" office:value="885012006029" calcext:value-type="float">
            <text:p>885012006029</text:p>
          </table:table-cell>
          <table:table-cell table:style-name="ce50" office:value-type="string" calcext:value-type="string">
            <text:p>1 nF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C353</text:p>
          </table:table-cell>
          <table:table-cell table:style-name="ce50" office:value-type="string" calcext:value-type="string">
            <text:p>GRM2195C1H123JA01D</text:p>
          </table:table-cell>
          <table:table-cell table:style-name="ce50" office:value-type="string" calcext:value-type="string">
            <text:p>0.012 uF</text:p>
          </table:table-cell>
          <table:table-cell table:style-name="ce54" office:value-type="float" office:value="805" calcext:value-type="float">
            <text:p>080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FL201</text:p>
          </table:table-cell>
          <table:table-cell table:style-name="ce50" office:value-type="string" calcext:value-type="string">
            <text:p>B39321B3741H110</text:p>
          </table:table-cell>
          <table:table-cell table:style-name="ce50"/>
          <table:table-cell table:style-name="ce50" office:value-type="string" calcext:value-type="string">
            <text:p>B3741SAWFilter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FL300 FL301</text:p>
          </table:table-cell>
          <table:table-cell table:style-name="ce50" office:value-type="string" calcext:value-type="string">
            <text:p>ECS-75SMF45A7.5B</text:p>
          </table:table-cell>
          <table:table-cell table:style-name="ce50" office:value-type="string" calcext:value-type="string">
            <text:p>45 MHz</text:p>
          </table:table-cell>
          <table:table-cell table:style-name="ce50" office:value-type="string" calcext:value-type="string">
            <text:p>ECS75SMF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L200 L207</text:p>
          </table:table-cell>
          <table:table-cell table:style-name="ce50" office:value-type="string" calcext:value-type="string">
            <text:p>0402CS-36NXJLU</text:p>
          </table:table-cell>
          <table:table-cell table:style-name="ce50" office:value-type="string" calcext:value-type="string">
            <text:p>36 nH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L206</text:p>
          </table:table-cell>
          <table:table-cell table:style-name="ce50" office:value-type="string" calcext:value-type="string">
            <text:p>0603CS-68NXJLU</text:p>
          </table:table-cell>
          <table:table-cell table:style-name="ce50" office:value-type="string" calcext:value-type="string">
            <text:p>68 nH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L300</text:p>
          </table:table-cell>
          <table:table-cell table:style-name="ce50" office:value-type="string" calcext:value-type="string">
            <text:p>0805CS-820XJLB</text:p>
          </table:table-cell>
          <table:table-cell table:style-name="ce50" office:value-type="string" calcext:value-type="string">
            <text:p>82 nH</text:p>
          </table:table-cell>
          <table:table-cell table:style-name="ce54" office:value-type="float" office:value="805" calcext:value-type="float">
            <text:p>080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L301 L303 L305 L306 L308</text:p>
          </table:table-cell>
          <table:table-cell table:style-name="ce50" office:value-type="string" calcext:value-type="string">
            <text:p>0805CS-391XJLB</text:p>
          </table:table-cell>
          <table:table-cell table:style-name="ce50" office:value-type="string" calcext:value-type="string">
            <text:p>390 nH</text:p>
          </table:table-cell>
          <table:table-cell table:style-name="ce54" office:value-type="float" office:value="805" calcext:value-type="float">
            <text:p>0805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L302 L304</text:p>
          </table:table-cell>
          <table:table-cell table:style-name="ce50" office:value-type="string" calcext:value-type="string">
            <text:p>0603CS-R10XJLU</text:p>
          </table:table-cell>
          <table:table-cell table:style-name="ce50" office:value-type="string" calcext:value-type="string">
            <text:p>100 nH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L307</text:p>
          </table:table-cell>
          <table:table-cell table:style-name="ce50" office:value-type="string" calcext:value-type="string">
            <text:p>0805CS-681XJLB</text:p>
          </table:table-cell>
          <table:table-cell table:style-name="ce50" office:value-type="string" calcext:value-type="string">
            <text:p>680 nH</text:p>
          </table:table-cell>
          <table:table-cell table:style-name="ce54" office:value-type="float" office:value="805" calcext:value-type="float">
            <text:p>080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R206</text:p>
          </table:table-cell>
          <table:table-cell table:style-name="ce50" office:value-type="string" calcext:value-type="string">
            <text:p>CRCW0402100RJNED</text:p>
          </table:table-cell>
          <table:table-cell table:style-name="ce50" office:value-type="string" calcext:value-type="string">
            <text:p>100 R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R300 R301 R307 R309</text:p>
          </table:table-cell>
          <table:table-cell table:style-name="ce50" office:value-type="string" calcext:value-type="string">
            <text:p>CRCW1206110RFKEA</text:p>
          </table:table-cell>
          <table:table-cell table:style-name="ce50" office:value-type="string" calcext:value-type="string">
            <text:p>110 R</text:p>
          </table:table-cell>
          <table:table-cell table:style-name="ce54" office:value-type="float" office:value="1206" calcext:value-type="float">
            <text:p>1206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R302 R308</text:p>
          </table:table-cell>
          <table:table-cell table:style-name="ce50" office:value-type="string" calcext:value-type="string">
            <text:p>CRCW04024R70JNED</text:p>
          </table:table-cell>
          <table:table-cell table:style-name="ce50" office:value-type="string" calcext:value-type="string">
            <text:p>4.7 R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R303</text:p>
          </table:table-cell>
          <table:table-cell table:style-name="ce50" office:value-type="string" calcext:value-type="string">
            <text:p>CRCW06030000Z0EBC</text:p>
          </table:table-cell>
          <table:table-cell table:style-name="ce50" office:value-type="string" calcext:value-type="string">
            <text:p>0 R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R304</text:p>
          </table:table-cell>
          <table:table-cell table:style-name="ce50"/>
          <table:table-cell table:style-name="ce50" office:value-type="string" calcext:value-type="string">
            <text:p>SAT</text:p>
          </table:table-cell>
          <table:table-cell table:style-name="ce54" office:value-type="float" office:value="603" calcext:value-type="float">
            <text:p>0603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57" office:value-type="string" calcext:value-type="string">
            <text:p>R305</text:p>
          </table:table-cell>
          <table:table-cell table:style-name="ce51"/>
          <table:table-cell table:style-name="ce51" office:value-type="string" calcext:value-type="string">
            <text:p>SAT</text:p>
          </table:table-cell>
          <table:table-cell table:style-name="ce59" office:value-type="float" office:value="603" calcext:value-type="float">
            <text:p>060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R306 R311 R312 R317 R318 R401</text:p>
          </table:table-cell>
          <table:table-cell table:style-name="ce50" office:value-type="string" calcext:value-type="string">
            <text:p>CRCW04021K00FKEDC</text:p>
          </table:table-cell>
          <table:table-cell table:style-name="ce50" office:value-type="string" calcext:value-type="string">
            <text:p>1 K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R313</text:p>
          </table:table-cell>
          <table:table-cell table:style-name="ce50" office:value-type="string" calcext:value-type="string">
            <text:p>CRCW0402240RFKEDC</text:p>
          </table:table-cell>
          <table:table-cell table:style-name="ce50" office:value-type="string" calcext:value-type="string">
            <text:p>240 R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R314</text:p>
          </table:table-cell>
          <table:table-cell table:style-name="ce50" office:value-type="string" calcext:value-type="string">
            <text:p>CRCW04025K10FKEDC</text:p>
          </table:table-cell>
          <table:table-cell table:style-name="ce50" office:value-type="string" calcext:value-type="string">
            <text:p>5.1 K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R315 R316</text:p>
          </table:table-cell>
          <table:table-cell table:style-name="ce50" office:value-type="string" calcext:value-type="string">
            <text:p>CRCW080551R0FKEA</text:p>
          </table:table-cell>
          <table:table-cell table:style-name="ce50" office:value-type="string" calcext:value-type="string">
            <text:p>51 R</text:p>
          </table:table-cell>
          <table:table-cell table:style-name="ce54" office:value-type="float" office:value="805" calcext:value-type="float">
            <text:p>0805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R319</text:p>
          </table:table-cell>
          <table:table-cell table:style-name="ce50" office:value-type="string" calcext:value-type="string">
            <text:p>CRCW040230R1FKED</text:p>
          </table:table-cell>
          <table:table-cell table:style-name="ce50" office:value-type="string" calcext:value-type="string">
            <text:p>30.1 R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R320 R321 R400</text:p>
          </table:table-cell>
          <table:table-cell table:style-name="ce50" office:value-type="string" calcext:value-type="string">
            <text:p>CRCW04021K50FKEDC</text:p>
          </table:table-cell>
          <table:table-cell table:style-name="ce50" office:value-type="string" calcext:value-type="string">
            <text:p>1.5 K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R322</text:p>
          </table:table-cell>
          <table:table-cell table:style-name="ce50" office:value-type="string" calcext:value-type="string">
            <text:p>CRCW040290R9FKEDC</text:p>
          </table:table-cell>
          <table:table-cell table:style-name="ce50" office:value-type="string" calcext:value-type="string">
            <text:p>90.9 R</text:p>
          </table:table-cell>
          <table:table-cell table:style-name="ce54" office:value-type="float" office:value="402" calcext:value-type="float">
            <text:p>04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T300</text:p>
          </table:table-cell>
          <table:table-cell table:style-name="ce50" office:value-type="string" calcext:value-type="string">
            <text:p>WBC9-1LB</text:p>
          </table:table-cell>
          <table:table-cell table:style-name="ce50"/>
          <table:table-cell table:style-name="ce50" office:value-type="string" calcext:value-type="string">
            <text:p>WBC9-1LB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U300 U304</text:p>
          </table:table-cell>
          <table:table-cell table:style-name="ce50" office:value-type="string" calcext:value-type="string">
            <text:p>ERA-2SM+</text:p>
          </table:table-cell>
          <table:table-cell table:style-name="ce50" office:value-type="string" calcext:value-type="string">
            <text:p>60 MHz</text:p>
          </table:table-cell>
          <table:table-cell table:style-name="ce50" office:value-type="string" calcext:value-type="string">
            <text:p>WW107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U301 U305</text:p>
          </table:table-cell>
          <table:table-cell table:style-name="ce50" office:value-type="string" calcext:value-type="string">
            <text:p>AD8307ARZ</text:p>
          </table:table-cell>
          <table:table-cell table:style-name="ce50"/>
          <table:table-cell table:style-name="ce50" office:value-type="string" calcext:value-type="string">
            <text:p>SO8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U302 U306</text:p>
          </table:table-cell>
          <table:table-cell table:style-name="ce50" office:value-type="string" calcext:value-type="string">
            <text:p>AD8605ARTZ-R2</text:p>
          </table:table-cell>
          <table:table-cell table:style-name="ce50"/>
          <table:table-cell table:style-name="ce50" office:value-type="string" calcext:value-type="string">
            <text:p>SOT25-RJ5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U303</text:p>
          </table:table-cell>
          <table:table-cell table:style-name="ce50" office:value-type="string" calcext:value-type="string">
            <text:p>LTC5562IUC#TRMPBF</text:p>
          </table:table-cell>
          <table:table-cell table:style-name="ce50"/>
          <table:table-cell table:style-name="ce50" office:value-type="string" calcext:value-type="string">
            <text:p>QFN104EP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U307</text:p>
          </table:table-cell>
          <table:table-cell table:style-name="ce50" office:value-type="string" calcext:value-type="string">
            <text:p>MAX2871ETJ+</text:p>
          </table:table-cell>
          <table:table-cell table:style-name="ce50"/>
          <table:table-cell table:style-name="ce50" office:value-type="string" calcext:value-type="string">
            <text:p>MAX287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 table:style-name="ce56" office:value-type="string" calcext:value-type="string">
            <text:p>U308 U309 U310</text:p>
          </table:table-cell>
          <table:table-cell table:style-name="ce50" office:value-type="string" calcext:value-type="string">
            <text:p>AP7353-33CV4-7</text:p>
          </table:table-cell>
          <table:table-cell table:style-name="ce50"/>
          <table:table-cell table:style-name="ce50" office:value-type="string" calcext:value-type="string">
            <text:p>AP7353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59"/>
        </table:table-row>
        <table:table-row table:style-name="ro5" table:number-rows-repeated="104852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aw BOM input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62"/>
        <table:table-column table:style-name="co5" table:default-cell-style-name="ce63"/>
        <table:table-column table:style-name="co5" table:number-columns-repeated="2" table:default-cell-style-name="ce60"/>
        <table:table-column table:style-name="co5" table:number-columns-repeated="2" table:default-cell-style-name="ce62"/>
        <table:table-column table:style-name="co5" table:number-columns-repeated="55" table:default-cell-style-name="Default"/>
        <table:table-row table:style-name="ro4">
          <table:table-cell table:style-name="ce60" office:value-type="string" calcext:value-type="string">
            <text:p>..refdes</text:p>
          </table:table-cell>
          <table:table-cell table:style-name="ce60" office:value-type="string" calcext:value-type="string">
            <text:p>device</text:p>
          </table:table-cell>
          <table:table-cell table:style-name="ce60" office:value-type="string" calcext:value-type="string">
            <text:p>value</text:p>
          </table:table-cell>
          <table:table-cell table:style-name="ce60" office:value-type="string" calcext:value-type="string">
            <text:p>footprint</text:p>
          </table:table-cell>
          <table:table-cell/>
          <table:table-cell office:value-type="string" calcext:value-type="string">
            <text:p>On Top</text:p>
          </table:table-cell>
          <table:table-cell office:value-type="string" calcext:value-type="string">
            <text:p>On Bottom</text:p>
          </table:table-cell>
          <table:table-cell/>
          <table:table-cell office:value-type="string" calcext:value-type="string">
            <text:p>Bottom</text:p>
          </table:table-cell>
          <table:table-cell table:style-name="ce60" table:number-columns-repeated="55"/>
        </table:table-row>
        <table:table-row table:style-name="ro4">
          <table:table-cell office:value-type="string" calcext:value-type="string">
            <text:p>C10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];[.I2:.I140])" office:value-type="string" office:string-value="C100" calcext:value-type="string">
            <text:p>C100</text:p>
          </table:table-cell>
          <table:table-cell table:style-name="ce65" table:formula="of:=EXACT([.A2];[.F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0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];[.I2:.I140])" office:value-type="string" office:string-value="C101" calcext:value-type="string">
            <text:p>C101</text:p>
          </table:table-cell>
          <table:table-cell table:style-name="ce65" table:formula="of:=EXACT([.A3];[.F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];[.I2:.I140])" office:value-type="string" office:string-value="C102" calcext:value-type="string">
            <text:p>C102</text:p>
          </table:table-cell>
          <table:table-cell table:style-name="ce65" table:formula="of:=EXACT([.A4];[.F4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5];[.I2:.I140])" office:value-type="string" office:string-value="C103" calcext:value-type="string">
            <text:p>C103</text:p>
          </table:table-cell>
          <table:table-cell table:style-name="ce65" table:formula="of:=EXACT([.A5];[.F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0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6];[.I2:.I140])" office:value-type="string" office:string-value="C104" calcext:value-type="string">
            <text:p>C104</text:p>
          </table:table-cell>
          <table:table-cell table:style-name="ce65" table:formula="of:=EXACT([.A6];[.F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7];[.I2:.I140])" office:value-type="string" office:string-value="C105" calcext:value-type="string">
            <text:p>C105</text:p>
          </table:table-cell>
          <table:table-cell table:style-name="ce65" table:formula="of:=EXACT([.A7];[.F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0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8];[.I2:.I140])" office:value-type="string" office:string-value="C106" calcext:value-type="string">
            <text:p>C106</text:p>
          </table:table-cell>
          <table:table-cell table:style-name="ce65" table:formula="of:=EXACT([.A8];[.F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6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0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 n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9];[.I2:.I140])" office:value-type="string" office:string-value="C107" calcext:value-type="string">
            <text:p>C107</text:p>
          </table:table-cell>
          <table:table-cell table:style-name="ce65" table:formula="of:=EXACT([.A9];[.F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7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0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 n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0];[.I2:.I140])" office:value-type="string" office:string-value="C108" calcext:value-type="string">
            <text:p>C108</text:p>
          </table:table-cell>
          <table:table-cell table:style-name="ce65" table:formula="of:=EXACT([.A10];[.F1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0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1];[.I2:.I140])" office:value-type="string" office:string-value="C109" calcext:value-type="string">
            <text:p>C109</text:p>
          </table:table-cell>
          <table:table-cell table:style-name="ce65" table:formula="of:=EXACT([.A11];[.F1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1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2];[.I2:.I140])" office:value-type="string" office:string-value="C110" calcext:value-type="string">
            <text:p>C110</text:p>
          </table:table-cell>
          <table:table-cell table:style-name="ce65" table:formula="of:=EXACT([.A12];[.F1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1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3];[.I2:.I140])" office:value-type="string" office:string-value="C111" calcext:value-type="string">
            <text:p>C111</text:p>
          </table:table-cell>
          <table:table-cell table:style-name="ce65" table:formula="of:=EXACT([.A13];[.F1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1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4];[.I2:.I140])" office:value-type="string" office:string-value="C112" calcext:value-type="string">
            <text:p>C112</text:p>
          </table:table-cell>
          <table:table-cell table:style-name="ce65" table:formula="of:=EXACT([.A14];[.F14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1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500 pF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5];[.I2:.I140])" office:value-type="string" office:string-value="C113" calcext:value-type="string">
            <text:p>C113</text:p>
          </table:table-cell>
          <table:table-cell table:style-name="ce65" table:formula="of:=EXACT([.A15];[.F1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1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300 p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6];[.I2:.I140])" office:value-type="string" office:string-value="C114" calcext:value-type="string">
            <text:p>C114</text:p>
          </table:table-cell>
          <table:table-cell table:style-name="ce65" table:formula="of:=EXACT([.A16];[.F1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15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.056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];[.I2:.I140])" office:value-type="string" office:string-value="C115" calcext:value-type="string">
            <text:p>C115</text:p>
          </table:table-cell>
          <table:table-cell table:style-name="ce65" table:formula="of:=EXACT([.A17];[.F1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1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8];[.I2:.I140])" office:value-type="string" office:string-value="C116" calcext:value-type="string">
            <text:p>C116</text:p>
          </table:table-cell>
          <table:table-cell table:style-name="ce65" table:formula="of:=EXACT([.A18];[.F1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6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1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];[.I2:.I140])" office:value-type="string" office:string-value="C117" calcext:value-type="string">
            <text:p>C117</text:p>
          </table:table-cell>
          <table:table-cell table:style-name="ce65" table:formula="of:=EXACT([.A19];[.F1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7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1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0];[.I2:.I140])" office:value-type="string" office:string-value="C118" calcext:value-type="string">
            <text:p>C118</text:p>
          </table:table-cell>
          <table:table-cell table:style-name="ce65" table:formula="of:=EXACT([.A20];[.F2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1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1];[.I2:.I140])" office:value-type="string" office:string-value="C119" calcext:value-type="string">
            <text:p>C119</text:p>
          </table:table-cell>
          <table:table-cell table:style-name="ce65" table:formula="of:=EXACT([.A21];[.F2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2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2];[.I2:.I140])" office:value-type="string" office:string-value="C120" calcext:value-type="string">
            <text:p>C120</text:p>
          </table:table-cell>
          <table:table-cell table:style-name="ce65" table:formula="of:=EXACT([.A22];[.F2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2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3];[.I2:.I140])" office:value-type="string" office:string-value="C121" calcext:value-type="string">
            <text:p>C121</text:p>
          </table:table-cell>
          <table:table-cell table:style-name="ce65" table:formula="of:=EXACT([.A23];[.F2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2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4];[.I2:.I140])" office:value-type="string" office:string-value="C122" calcext:value-type="string">
            <text:p>C122</text:p>
          </table:table-cell>
          <table:table-cell table:style-name="ce65" table:formula="of:=EXACT([.A24];[.F24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2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5];[.I2:.I140])" office:value-type="string" office:string-value="C123" calcext:value-type="string">
            <text:p>C123</text:p>
          </table:table-cell>
          <table:table-cell table:style-name="ce65" table:formula="of:=EXACT([.A25];[.F2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2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6];[.I2:.I140])" office:value-type="string" office:string-value="C124" calcext:value-type="string">
            <text:p>C124</text:p>
          </table:table-cell>
          <table:table-cell table:style-name="ce65" table:formula="of:=EXACT([.A26];[.F2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2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7];[.I2:.I140])" office:value-type="string" office:string-value="C125" calcext:value-type="string">
            <text:p>C125</text:p>
          </table:table-cell>
          <table:table-cell table:style-name="ce65" table:formula="of:=EXACT([.A27];[.F2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2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8];[.I2:.I140])" office:value-type="string" office:string-value="C126" calcext:value-type="string">
            <text:p>C126</text:p>
          </table:table-cell>
          <table:table-cell table:style-name="ce65" table:formula="of:=EXACT([.A28];[.F2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6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12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9];[.I2:.I140])" office:value-type="string" office:string-value="C127" calcext:value-type="string">
            <text:p>C127</text:p>
          </table:table-cell>
          <table:table-cell table:style-name="ce65" table:formula="of:=EXACT([.A29];[.F2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7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0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0];[.I2:.I140])" office:value-type="string" office:string-value="C200" calcext:value-type="string">
            <text:p>C200</text:p>
          </table:table-cell>
          <table:table-cell table:style-name="ce65" table:formula="of:=EXACT([.A30];[.F3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0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1];[.I2:.I140])" office:value-type="string" office:string-value="C201" calcext:value-type="string">
            <text:p>C201</text:p>
          </table:table-cell>
          <table:table-cell table:style-name="ce65" table:formula="of:=EXACT([.A31];[.F3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2];[.I2:.I140])" office:value-type="string" office:string-value="C202" calcext:value-type="string">
            <text:p>C202</text:p>
          </table:table-cell>
          <table:table-cell table:style-name="ce65" table:formula="of:=EXACT([.A32];[.F3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3];[.I2:.I140])" office:value-type="string" office:string-value="C203" calcext:value-type="string">
            <text:p>C203</text:p>
          </table:table-cell>
          <table:table-cell table:style-name="ce65" table:formula="of:=EXACT([.A33];[.F3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0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4];[.I2:.I140])" office:value-type="string" office:string-value="C204" calcext:value-type="string">
            <text:p>C204</text:p>
          </table:table-cell>
          <table:table-cell table:style-name="ce65" table:formula="of:=EXACT([.A34];[.F34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!BOM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style-name="ce64" table:formula="of:=LOOKUP([.A35];[.I2:.I140])" office:value-type="string" office:string-value="C204" calcext:value-type="string">
            <text:p>C204</text:p>
          </table:table-cell>
          <table:table-cell table:style-name="ce65" table:formula="of:=EXACT([.A35];[.F3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206</text:p>
          </table:table-cell>
          <table:table-cell table:style-name="ce66"/>
          <table:table-cell table:number-columns-repeated="54"/>
        </table:table-row>
        <table:table-row table:style-name="ro4">
          <table:table-cell office:value-type="string" calcext:value-type="string">
            <text:p>C206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6];[.I2:.I140])" office:value-type="string" office:string-value="C206" calcext:value-type="string">
            <text:p>C206</text:p>
          </table:table-cell>
          <table:table-cell table:style-name="ce65" table:formula="of:=EXACT([.A36];[.F3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7</text:p>
          </table:table-cell>
          <table:table-cell/>
          <table:table-cell table:style-name="ce66"/>
          <table:table-cell table:number-columns-repeated="53"/>
        </table:table-row>
        <table:table-row table:style-name="ro4">
          <table:table-cell office:value-type="string" calcext:value-type="string">
            <text:p>C207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7];[.I2:.I140])" office:value-type="string" office:string-value="C207" calcext:value-type="string">
            <text:p>C207</text:p>
          </table:table-cell>
          <table:table-cell table:style-name="ce65" table:formula="of:=EXACT([.A37];[.F3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0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8];[.I2:.I140])" office:value-type="string" office:string-value="C208" calcext:value-type="string">
            <text:p>C208</text:p>
          </table:table-cell>
          <table:table-cell table:style-name="ce65" table:formula="of:=EXACT([.A38];[.F3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09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9];[.I2:.I140])" office:value-type="string" office:string-value="C209" calcext:value-type="string">
            <text:p>C209</text:p>
          </table:table-cell>
          <table:table-cell table:style-name="ce65" table:formula="of:=EXACT([.A39];[.F3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1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10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0];[.I2:.I140])" office:value-type="string" office:string-value="C210" calcext:value-type="string">
            <text:p>C210</text:p>
          </table:table-cell>
          <table:table-cell table:style-name="ce65" table:formula="of:=EXACT([.A40];[.F4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1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11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1];[.I2:.I140])" office:value-type="string" office:string-value="C211" calcext:value-type="string">
            <text:p>C211</text:p>
          </table:table-cell>
          <table:table-cell table:style-name="ce65" table:formula="of:=EXACT([.A41];[.F4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1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12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2];[.I2:.I140])" office:value-type="string" office:string-value="C212" calcext:value-type="string">
            <text:p>C212</text:p>
          </table:table-cell>
          <table:table-cell table:style-name="ce65" table:formula="of:=EXACT([.A42];[.F4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1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1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8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3];[.I2:.I140])" office:value-type="string" office:string-value="C213" calcext:value-type="string">
            <text:p>C213</text:p>
          </table:table-cell>
          <table:table-cell table:style-name="ce65" table:formula="of:=EXACT([.A43];[.F4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16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1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8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44];[.I2:.I140])" office:value-type="string" office:string-value="C213" calcext:value-type="string">
            <text:p>C213</text:p>
          </table:table-cell>
          <table:table-cell table:style-name="ce65" table:formula="of:=EXACT([.A44];[.F4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217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1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!BOM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45];[.I2:.I140])" office:value-type="string" office:string-value="C213" calcext:value-type="string">
            <text:p>C213</text:p>
          </table:table-cell>
          <table:table-cell table:style-name="ce65" table:formula="of:=EXACT([.A45];[.F4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21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1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8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6];[.I2:.I140])" office:value-type="string" office:string-value="C216" calcext:value-type="string">
            <text:p>C216</text:p>
          </table:table-cell>
          <table:table-cell table:style-name="ce65" table:formula="of:=EXACT([.A46];[.F4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17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7];[.I2:.I140])" office:value-type="string" office:string-value="C217" calcext:value-type="string">
            <text:p>C217</text:p>
          </table:table-cell>
          <table:table-cell table:style-name="ce65" table:formula="of:=EXACT([.A47];[.F4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1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8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8];[.I2:.I140])" office:value-type="string" office:string-value="C218" calcext:value-type="string">
            <text:p>C218</text:p>
          </table:table-cell>
          <table:table-cell table:style-name="ce65" table:formula="of:=EXACT([.A48];[.F4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1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!BOM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49];[.I2:.I140])" office:value-type="string" office:string-value="C218" calcext:value-type="string">
            <text:p>C218</text:p>
          </table:table-cell>
          <table:table-cell table:style-name="ce65" table:formula="of:=EXACT([.A49];[.F4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22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2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50];[.I2:.I140])" office:value-type="string" office:string-value="C220" calcext:value-type="string">
            <text:p>C220</text:p>
          </table:table-cell>
          <table:table-cell table:style-name="ce65" table:formula="of:=EXACT([.A50];[.F5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2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82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51];[.I2:.I140])" office:value-type="string" office:string-value="C221" calcext:value-type="string">
            <text:p>C221</text:p>
          </table:table-cell>
          <table:table-cell table:style-name="ce65" table:formula="of:=EXACT([.A51];[.F5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2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52];[.I2:.I140])" office:value-type="string" office:string-value="C222" calcext:value-type="string">
            <text:p>C222</text:p>
          </table:table-cell>
          <table:table-cell table:style-name="ce65" table:formula="of:=EXACT([.A52];[.F5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6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2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53];[.I2:.I140])" office:value-type="string" office:string-value="C223" calcext:value-type="string">
            <text:p>C223</text:p>
          </table:table-cell>
          <table:table-cell table:style-name="ce65" table:formula="of:=EXACT([.A53];[.F5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7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2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54];[.I2:.I140])" office:value-type="string" office:string-value="C224" calcext:value-type="string">
            <text:p>C224</text:p>
          </table:table-cell>
          <table:table-cell table:style-name="ce65" table:formula="of:=EXACT([.A54];[.F54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2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55];[.I2:.I140])" office:value-type="string" office:string-value="C225" calcext:value-type="string">
            <text:p>C225</text:p>
          </table:table-cell>
          <table:table-cell table:style-name="ce65" table:formula="of:=EXACT([.A55];[.F5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2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56];[.I2:.I140])" office:value-type="string" office:string-value="C226" calcext:value-type="string">
            <text:p>C226</text:p>
          </table:table-cell>
          <table:table-cell table:style-name="ce65" table:formula="of:=EXACT([.A56];[.F5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2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57];[.I2:.I140])" office:value-type="string" office:string-value="C227" calcext:value-type="string">
            <text:p>C227</text:p>
          </table:table-cell>
          <table:table-cell table:style-name="ce65" table:formula="of:=EXACT([.A57];[.F5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2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58];[.I2:.I140])" office:value-type="string" office:string-value="C228" calcext:value-type="string">
            <text:p>C228</text:p>
          </table:table-cell>
          <table:table-cell table:style-name="ce65" table:formula="of:=EXACT([.A58];[.F5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2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59];[.I2:.I140])" office:value-type="string" office:string-value="C229" calcext:value-type="string">
            <text:p>C229</text:p>
          </table:table-cell>
          <table:table-cell table:style-name="ce65" table:formula="of:=EXACT([.A59];[.F5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3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60];[.I2:.I140])" office:value-type="string" office:string-value="C230" calcext:value-type="string">
            <text:p>C230</text:p>
          </table:table-cell>
          <table:table-cell table:style-name="ce65" table:formula="of:=EXACT([.A60];[.F6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3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61];[.I2:.I140])" office:value-type="string" office:string-value="C231" calcext:value-type="string">
            <text:p>C231</text:p>
          </table:table-cell>
          <table:table-cell table:style-name="ce65" table:formula="of:=EXACT([.A61];[.F6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3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62];[.I2:.I140])" office:value-type="string" office:string-value="C232" calcext:value-type="string">
            <text:p>C232</text:p>
          </table:table-cell>
          <table:table-cell table:style-name="ce65" table:formula="of:=EXACT([.A62];[.F6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6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3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63];[.I2:.I140])" office:value-type="string" office:string-value="C233" calcext:value-type="string">
            <text:p>C233</text:p>
          </table:table-cell>
          <table:table-cell table:style-name="ce65" table:formula="of:=EXACT([.A63];[.F6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7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3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64];[.I2:.I140])" office:value-type="string" office:string-value="C234" calcext:value-type="string">
            <text:p>C234</text:p>
          </table:table-cell>
          <table:table-cell table:style-name="ce65" table:formula="of:=EXACT([.A64];[.F64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3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 n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65];[.I2:.I140])" office:value-type="string" office:string-value="C235" calcext:value-type="string">
            <text:p>C235</text:p>
          </table:table-cell>
          <table:table-cell table:style-name="ce65" table:formula="of:=EXACT([.A65];[.F6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3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66];[.I2:.I140])" office:value-type="string" office:string-value="C236" calcext:value-type="string">
            <text:p>C236</text:p>
          </table:table-cell>
          <table:table-cell table:style-name="ce65" table:formula="of:=EXACT([.A66];[.F6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4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3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67];[.I2:.I140])" office:value-type="string" office:string-value="C237" calcext:value-type="string">
            <text:p>C237</text:p>
          </table:table-cell>
          <table:table-cell table:style-name="ce65" table:formula="of:=EXACT([.A67];[.F6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4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3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68];[.I2:.I140])" office:value-type="string" office:string-value="C238" calcext:value-type="string">
            <text:p>C238</text:p>
          </table:table-cell>
          <table:table-cell table:style-name="ce65" table:formula="of:=EXACT([.A68];[.F6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4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3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69];[.I2:.I140])" office:value-type="string" office:string-value="C239" calcext:value-type="string">
            <text:p>C239</text:p>
          </table:table-cell>
          <table:table-cell table:style-name="ce65" table:formula="of:=EXACT([.A69];[.F6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4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4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2 uF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70];[.I2:.I140])" office:value-type="string" office:string-value="C240" calcext:value-type="string">
            <text:p>C240</text:p>
          </table:table-cell>
          <table:table-cell table:style-name="ce65" table:formula="of:=EXACT([.A70];[.F7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5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4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71];[.I2:.I140])" office:value-type="string" office:string-value="C241" calcext:value-type="string">
            <text:p>C241</text:p>
          </table:table-cell>
          <table:table-cell table:style-name="ce65" table:formula="of:=EXACT([.A71];[.F7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5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4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72];[.I2:.I140])" office:value-type="string" office:string-value="C242" calcext:value-type="string">
            <text:p>C242</text:p>
          </table:table-cell>
          <table:table-cell table:style-name="ce65" table:formula="of:=EXACT([.A72];[.F7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L1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24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73];[.I2:.I140])" office:value-type="string" office:string-value="C243" calcext:value-type="string">
            <text:p>C243</text:p>
          </table:table-cell>
          <table:table-cell table:style-name="ce65" table:formula="of:=EXACT([.A73];[.F7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L1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0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74];[.I2:.I140])" office:value-type="string" office:string-value="C243" calcext:value-type="string">
            <text:p>C243</text:p>
          </table:table-cell>
          <table:table-cell table:style-name="ce65" table:formula="of:=EXACT([.A74];[.F7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L2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0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75];[.I2:.I140])" office:value-type="string" office:string-value="C243" calcext:value-type="string">
            <text:p>C243</text:p>
          </table:table-cell>
          <table:table-cell table:style-name="ce65" table:formula="of:=EXACT([.A75];[.F7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L20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02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76];[.I2:.I140])" office:value-type="string" office:string-value="C243" calcext:value-type="string">
            <text:p>C243</text:p>
          </table:table-cell>
          <table:table-cell table:style-name="ce65" table:formula="of:=EXACT([.A76];[.F7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L20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03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77];[.I2:.I140])" office:value-type="string" office:string-value="C243" calcext:value-type="string">
            <text:p>C243</text:p>
          </table:table-cell>
          <table:table-cell table:style-name="ce65" table:formula="of:=EXACT([.A77];[.F7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1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04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78];[.I2:.I140])" office:value-type="string" office:string-value="C243" calcext:value-type="string">
            <text:p>C243</text:p>
          </table:table-cell>
          <table:table-cell table:style-name="ce65" table:formula="of:=EXACT([.A78];[.F78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4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79];[.I2:.I140])" office:value-type="string" office:string-value="C243" calcext:value-type="string">
            <text:p>C243</text:p>
          </table:table-cell>
          <table:table-cell table:style-name="ce65" table:formula="of:=EXACT([.A79];[.F7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4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06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4.7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0];[.I2:.I140])" office:value-type="string" office:string-value="C243" calcext:value-type="string">
            <text:p>C243</text:p>
          </table:table-cell>
          <table:table-cell table:style-name="ce65" table:formula="of:=EXACT([.A80];[.F8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40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0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1];[.I2:.I140])" office:value-type="string" office:string-value="C243" calcext:value-type="string">
            <text:p>C243</text:p>
          </table:table-cell>
          <table:table-cell table:style-name="ce65" table:formula="of:=EXACT([.A81];[.F81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1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0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2];[.I2:.I140])" office:value-type="string" office:string-value="C243" calcext:value-type="string">
            <text:p>C243</text:p>
          </table:table-cell>
          <table:table-cell table:style-name="ce65" table:formula="of:=EXACT([.A82];[.F8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1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0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T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83];[.I2:.I140])" office:value-type="string" office:string-value="C243" calcext:value-type="string">
            <text:p>C243</text:p>
          </table:table-cell>
          <table:table-cell table:style-name="ce65" table:formula="of:=EXACT([.A83];[.F8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2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1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4];[.I2:.I140])" office:value-type="string" office:string-value="C243" calcext:value-type="string">
            <text:p>C243</text:p>
          </table:table-cell>
          <table:table-cell table:style-name="ce65" table:formula="of:=EXACT([.A84];[.F8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20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1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5];[.I2:.I140])" office:value-type="string" office:string-value="C243" calcext:value-type="string">
            <text:p>C243</text:p>
          </table:table-cell>
          <table:table-cell table:style-name="ce65" table:formula="of:=EXACT([.A85];[.F8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20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1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6];[.I2:.I140])" office:value-type="string" office:string-value="C243" calcext:value-type="string">
            <text:p>C243</text:p>
          </table:table-cell>
          <table:table-cell table:style-name="ce65" table:formula="of:=EXACT([.A86];[.F8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20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13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7];[.I2:.I140])" office:value-type="string" office:string-value="C243" calcext:value-type="string">
            <text:p>C243</text:p>
          </table:table-cell>
          <table:table-cell table:style-name="ce65" table:formula="of:=EXACT([.A87];[.F8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20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14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8];[.I2:.I140])" office:value-type="string" office:string-value="C243" calcext:value-type="string">
            <text:p>C243</text:p>
          </table:table-cell>
          <table:table-cell table:style-name="ce65" table:formula="of:=EXACT([.A88];[.F88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20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1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9];[.I2:.I140])" office:value-type="string" office:string-value="C243" calcext:value-type="string">
            <text:p>C243</text:p>
          </table:table-cell>
          <table:table-cell table:style-name="ce65" table:formula="of:=EXACT([.A89];[.F8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16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0];[.I2:.I140])" office:value-type="string" office:string-value="C243" calcext:value-type="string">
            <text:p>C243</text:p>
          </table:table-cell>
          <table:table-cell table:style-name="ce65" table:formula="of:=EXACT([.A90];[.F9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17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3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1];[.I2:.I140])" office:value-type="string" office:string-value="C243" calcext:value-type="string">
            <text:p>C243</text:p>
          </table:table-cell>
          <table:table-cell table:style-name="ce65" table:formula="of:=EXACT([.A91];[.F91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18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47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2];[.I2:.I140])" office:value-type="string" office:string-value="C243" calcext:value-type="string">
            <text:p>C243</text:p>
          </table:table-cell>
          <table:table-cell table:style-name="ce65" table:formula="of:=EXACT([.A92];[.F9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19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3];[.I2:.I140])" office:value-type="string" office:string-value="C243" calcext:value-type="string">
            <text:p>C243</text:p>
          </table:table-cell>
          <table:table-cell table:style-name="ce65" table:formula="of:=EXACT([.A93];[.F9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2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T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4];[.I2:.I140])" office:value-type="string" office:string-value="C243" calcext:value-type="string">
            <text:p>C243</text:p>
          </table:table-cell>
          <table:table-cell table:style-name="ce65" table:formula="of:=EXACT([.A94];[.F9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2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5];[.I2:.I140])" office:value-type="string" office:string-value="C243" calcext:value-type="string">
            <text:p>C243</text:p>
          </table:table-cell>
          <table:table-cell table:style-name="ce65" table:formula="of:=EXACT([.A95];[.F9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6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22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3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6];[.I2:.I140])" office:value-type="string" office:string-value="C243" calcext:value-type="string">
            <text:p>C243</text:p>
          </table:table-cell>
          <table:table-cell table:style-name="ce65" table:formula="of:=EXACT([.A96];[.F9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7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23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3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7];[.I2:.I140])" office:value-type="string" office:string-value="C243" calcext:value-type="string">
            <text:p>C243</text:p>
          </table:table-cell>
          <table:table-cell table:style-name="ce65" table:formula="of:=EXACT([.A97];[.F9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2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8];[.I2:.I140])" office:value-type="string" office:string-value="C243" calcext:value-type="string">
            <text:p>C243</text:p>
          </table:table-cell>
          <table:table-cell table:style-name="ce65" table:formula="of:=EXACT([.A98];[.F98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25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SAT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9];[.I2:.I140])" office:value-type="string" office:string-value="C243" calcext:value-type="string">
            <text:p>C243</text:p>
          </table:table-cell>
          <table:table-cell table:style-name="ce65" table:formula="of:=EXACT([.A99];[.F9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1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26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SAT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0];[.I2:.I140])" office:value-type="string" office:string-value="C243" calcext:value-type="string">
            <text:p>C243</text:p>
          </table:table-cell>
          <table:table-cell table:style-name="ce65" table:formula="of:=EXACT([.A100];[.F10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1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27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SAT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1];[.I2:.I140])" office:value-type="string" office:string-value="C243" calcext:value-type="string">
            <text:p>C243</text:p>
          </table:table-cell>
          <table:table-cell table:style-name="ce65" table:formula="of:=EXACT([.A101];[.F101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1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2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2];[.I2:.I140])" office:value-type="string" office:string-value="C243" calcext:value-type="string">
            <text:p>C243</text:p>
          </table:table-cell>
          <table:table-cell table:style-name="ce65" table:formula="of:=EXACT([.A102];[.F10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1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2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3];[.I2:.I140])" office:value-type="string" office:string-value="C243" calcext:value-type="string">
            <text:p>C243</text:p>
          </table:table-cell>
          <table:table-cell table:style-name="ce65" table:formula="of:=EXACT([.A103];[.F10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3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4];[.I2:.I140])" office:value-type="string" office:string-value="C243" calcext:value-type="string">
            <text:p>C243</text:p>
          </table:table-cell>
          <table:table-cell table:style-name="ce65" table:formula="of:=EXACT([.A104];[.F10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3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9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5];[.I2:.I140])" office:value-type="string" office:string-value="C243" calcext:value-type="string">
            <text:p>C243</text:p>
          </table:table-cell>
          <table:table-cell table:style-name="ce65" table:formula="of:=EXACT([.A105];[.F10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3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T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06];[.I2:.I140])" office:value-type="string" office:string-value="C243" calcext:value-type="string">
            <text:p>C243</text:p>
          </table:table-cell>
          <table:table-cell table:style-name="ce65" table:formula="of:=EXACT([.A106];[.F10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3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82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7];[.I2:.I140])" office:value-type="string" office:string-value="C243" calcext:value-type="string">
            <text:p>C243</text:p>
          </table:table-cell>
          <table:table-cell table:style-name="ce65" table:formula="of:=EXACT([.A107];[.F10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3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08];[.I2:.I140])" office:value-type="string" office:string-value="C243" calcext:value-type="string">
            <text:p>C243</text:p>
          </table:table-cell>
          <table:table-cell table:style-name="ce65" table:formula="of:=EXACT([.A108];[.F108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3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09];[.I2:.I140])" office:value-type="string" office:string-value="C243" calcext:value-type="string">
            <text:p>C243</text:p>
          </table:table-cell>
          <table:table-cell table:style-name="ce65" table:formula="of:=EXACT([.A109];[.F10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7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36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10];[.I2:.I140])" office:value-type="string" office:string-value="C243" calcext:value-type="string">
            <text:p>C243</text:p>
          </table:table-cell>
          <table:table-cell table:style-name="ce65" table:formula="of:=EXACT([.A110];[.F11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3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11];[.I2:.I140])" office:value-type="string" office:string-value="C243" calcext:value-type="string">
            <text:p>C243</text:p>
          </table:table-cell>
          <table:table-cell table:style-name="ce65" table:formula="of:=EXACT([.A111];[.F111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3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12];[.I2:.I140])" office:value-type="string" office:string-value="C243" calcext:value-type="string">
            <text:p>C243</text:p>
          </table:table-cell>
          <table:table-cell table:style-name="ce65" table:formula="of:=EXACT([.A112];[.F11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3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13];[.I2:.I140])" office:value-type="string" office:string-value="C243" calcext:value-type="string">
            <text:p>C243</text:p>
          </table:table-cell>
          <table:table-cell table:style-name="ce65" table:formula="of:=EXACT([.A113];[.F11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4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14];[.I2:.I140])" office:value-type="string" office:string-value="C243" calcext:value-type="string">
            <text:p>C243</text:p>
          </table:table-cell>
          <table:table-cell table:style-name="ce65" table:formula="of:=EXACT([.A114];[.F11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4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15];[.I2:.I140])" office:value-type="string" office:string-value="C243" calcext:value-type="string">
            <text:p>C243</text:p>
          </table:table-cell>
          <table:table-cell table:style-name="ce65" table:formula="of:=EXACT([.A115];[.F11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4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16];[.I2:.I140])" office:value-type="string" office:string-value="C243" calcext:value-type="string">
            <text:p>C243</text:p>
          </table:table-cell>
          <table:table-cell table:style-name="ce65" table:formula="of:=EXACT([.A116];[.F11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4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17];[.I2:.I140])" office:value-type="string" office:string-value="C243" calcext:value-type="string">
            <text:p>C243</text:p>
          </table:table-cell>
          <table:table-cell table:style-name="ce65" table:formula="of:=EXACT([.A117];[.F11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4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18];[.I2:.I140])" office:value-type="string" office:string-value="C243" calcext:value-type="string">
            <text:p>C243</text:p>
          </table:table-cell>
          <table:table-cell table:style-name="ce65" table:formula="of:=EXACT([.A118];[.F118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6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4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19];[.I2:.I140])" office:value-type="string" office:string-value="C243" calcext:value-type="string">
            <text:p>C243</text:p>
          </table:table-cell>
          <table:table-cell table:style-name="ce65" table:formula="of:=EXACT([.A119];[.F11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7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4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 n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20];[.I2:.I140])" office:value-type="string" office:string-value="C243" calcext:value-type="string">
            <text:p>C243</text:p>
          </table:table-cell>
          <table:table-cell table:style-name="ce65" table:formula="of:=EXACT([.A120];[.F12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8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4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21];[.I2:.I140])" office:value-type="string" office:string-value="C243" calcext:value-type="string">
            <text:p>C243</text:p>
          </table:table-cell>
          <table:table-cell table:style-name="ce65" table:formula="of:=EXACT([.A121];[.F121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9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4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22];[.I2:.I140])" office:value-type="string" office:string-value="C243" calcext:value-type="string">
            <text:p>C243</text:p>
          </table:table-cell>
          <table:table-cell table:style-name="ce65" table:formula="of:=EXACT([.A122];[.F12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2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4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23];[.I2:.I140])" office:value-type="string" office:string-value="C243" calcext:value-type="string">
            <text:p>C243</text:p>
          </table:table-cell>
          <table:table-cell table:style-name="ce65" table:formula="of:=EXACT([.A123];[.F12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5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5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24];[.I2:.I140])" office:value-type="string" office:string-value="C243" calcext:value-type="string">
            <text:p>C243</text:p>
          </table:table-cell>
          <table:table-cell table:style-name="ce65" table:formula="of:=EXACT([.A124];[.F12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5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5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25];[.I2:.I140])" office:value-type="string" office:string-value="C243" calcext:value-type="string">
            <text:p>C243</text:p>
          </table:table-cell>
          <table:table-cell table:style-name="ce65" table:formula="of:=EXACT([.A125];[.F12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50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5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26];[.I2:.I140])" office:value-type="string" office:string-value="C243" calcext:value-type="string">
            <text:p>C243</text:p>
          </table:table-cell>
          <table:table-cell table:style-name="ce65" table:formula="of:=EXACT([.A126];[.F12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50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5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2 uF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27];[.I2:.I140])" office:value-type="string" office:string-value="C243" calcext:value-type="string">
            <text:p>C243</text:p>
          </table:table-cell>
          <table:table-cell table:style-name="ce65" table:formula="of:=EXACT([.A127];[.F12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2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5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28];[.I2:.I140])" office:value-type="string" office:string-value="C243" calcext:value-type="string">
            <text:p>C243</text:p>
          </table:table-cell>
          <table:table-cell table:style-name="ce65" table:formula="of:=EXACT([.A128];[.F128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2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5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29];[.I2:.I140])" office:value-type="string" office:string-value="C243" calcext:value-type="string">
            <text:p>C243</text:p>
          </table:table-cell>
          <table:table-cell table:style-name="ce65" table:formula="of:=EXACT([.A129];[.F12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1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5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30];[.I2:.I140])" office:value-type="string" office:string-value="C243" calcext:value-type="string">
            <text:p>C243</text:p>
          </table:table-cell>
          <table:table-cell table:style-name="ce65" table:formula="of:=EXACT([.A130];[.F13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1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5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31];[.I2:.I140])" office:value-type="string" office:string-value="C243" calcext:value-type="string">
            <text:p>C243</text:p>
          </table:table-cell>
          <table:table-cell table:style-name="ce65" table:formula="of:=EXACT([.A131];[.F131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10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5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32];[.I2:.I140])" office:value-type="string" office:string-value="C243" calcext:value-type="string">
            <text:p>C243</text:p>
          </table:table-cell>
          <table:table-cell table:style-name="ce65" table:formula="of:=EXACT([.A132];[.F13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10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5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33];[.I2:.I140])" office:value-type="string" office:string-value="C243" calcext:value-type="string">
            <text:p>C243</text:p>
          </table:table-cell>
          <table:table-cell table:style-name="ce65" table:formula="of:=EXACT([.A133];[.F13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10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36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34];[.I2:.I140])" office:value-type="string" office:string-value="C243" calcext:value-type="string">
            <text:p>C243</text:p>
          </table:table-cell>
          <table:table-cell table:style-name="ce65" table:formula="of:=EXACT([.A134];[.F13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2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50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35];[.I2:.I140])" office:value-type="string" office:string-value="C500" calcext:value-type="string">
            <text:p>C500</text:p>
          </table:table-cell>
          <table:table-cell table:style-name="ce65" table:formula="of:=EXACT([.A135];[.F13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2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50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36];[.I2:.I140])" office:value-type="string" office:string-value="C501" calcext:value-type="string">
            <text:p>C501</text:p>
          </table:table-cell>
          <table:table-cell table:style-name="ce65" table:formula="of:=EXACT([.A136];[.F13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20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FL100</text:p>
          </table:table-cell>
          <table:table-cell office:value-type="string" calcext:value-type="string">
            <text:p>LFCN 3000D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FCN3000D+</text:p>
          </table:table-cell>
          <table:table-cell office:value-type="float" office:value="1" calcext:value-type="float">
            <text:p>1</text:p>
          </table:table-cell>
          <table:table-cell table:formula="of:=LOOKUP([.A137];[.I2:.I140])" office:value-type="string" office:string-value="FL100" calcext:value-type="string">
            <text:p>FL100</text:p>
          </table:table-cell>
          <table:table-cell table:style-name="ce65" table:formula="of:=EXACT([.A137];[.F13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203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FL101</text:p>
          </table:table-cell>
          <table:table-cell office:value-type="string" calcext:value-type="string">
            <text:p>LFCN 3000D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FCN3000D+</text:p>
          </table:table-cell>
          <table:table-cell office:value-type="float" office:value="1" calcext:value-type="float">
            <text:p>1</text:p>
          </table:table-cell>
          <table:table-cell table:formula="of:=LOOKUP([.A138];[.I2:.I140])" office:value-type="string" office:string-value="FL101" calcext:value-type="string">
            <text:p>FL101</text:p>
          </table:table-cell>
          <table:table-cell table:style-name="ce65" table:formula="of:=EXACT([.A138];[.F13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204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FL200</text:p>
          </table:table-cell>
          <table:table-cell office:value-type="string" calcext:value-type="string">
            <text:p>B374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3741SAWFilter</text:p>
          </table:table-cell>
          <table:table-cell office:value-type="float" office:value="1" calcext:value-type="float">
            <text:p>1</text:p>
          </table:table-cell>
          <table:table-cell table:formula="of:=LOOKUP([.A139];[.I2:.I140])" office:value-type="string" office:string-value="FL200" calcext:value-type="string">
            <text:p>FL200</text:p>
          </table:table-cell>
          <table:table-cell table:style-name="ce65" table:formula="of:=EXACT([.A139];[.F13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50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FL201</text:p>
          </table:table-cell>
          <table:table-cell office:value-type="string" calcext:value-type="string">
            <text:p>B374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3741SAWFilter</text:p>
          </table:table-cell>
          <table:table-cell office:value-type="float" office:value="0" calcext:value-type="float">
            <text:p>0</text:p>
          </table:table-cell>
          <table:table-cell table:formula="of:=LOOKUP([.A140];[.I2:.I140])" office:value-type="string" office:string-value="FL200" calcext:value-type="string">
            <text:p>FL200</text:p>
          </table:table-cell>
          <table:table-cell table:style-name="ce65" table:formula="of:=EXACT([.A140];[.F14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501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FL202</text:p>
          </table:table-cell>
          <table:table-cell office:value-type="string" calcext:value-type="string">
            <text:p>3600GP15M600</text:p>
          </table:table-cell>
          <table:table-cell office:value-type="string" calcext:value-type="string">
            <text:p>3.6 GHz</text:p>
          </table:table-cell>
          <table:table-cell office:value-type="string" calcext:value-type="string">
            <text:p>Filter_3600BP</text:p>
          </table:table-cell>
          <table:table-cell office:value-type="float" office:value="1" calcext:value-type="float">
            <text:p>1</text:p>
          </table:table-cell>
          <table:table-cell table:formula="of:=LOOKUP([.A141];[.I2:.I140])" office:value-type="string" office:string-value="FL202" calcext:value-type="string">
            <text:p>FL202</text:p>
          </table:table-cell>
          <table:table-cell table:style-name="ce65" table:formula="of:=EXACT([.A141];[.F14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FL203</text:p>
          </table:table-cell>
          <table:table-cell office:value-type="string" calcext:value-type="string">
            <text:p>3600GP15M600</text:p>
          </table:table-cell>
          <table:table-cell office:value-type="string" calcext:value-type="string">
            <text:p>3.6 GHz</text:p>
          </table:table-cell>
          <table:table-cell office:value-type="string" calcext:value-type="string">
            <text:p>Filter_3600BP</text:p>
          </table:table-cell>
          <table:table-cell office:value-type="float" office:value="1" calcext:value-type="float">
            <text:p>1</text:p>
          </table:table-cell>
          <table:table-cell table:formula="of:=LOOKUP([.A142];[.I2:.I140])" office:value-type="string" office:string-value="FL203" calcext:value-type="string">
            <text:p>FL203</text:p>
          </table:table-cell>
          <table:table-cell table:style-name="ce65" table:formula="of:=EXACT([.A142];[.F14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FL300</text:p>
          </table:table-cell>
          <table:table-cell office:value-type="string" calcext:value-type="string">
            <text:p>ECS_75SMF</text:p>
          </table:table-cell>
          <table:table-cell office:value-type="string" calcext:value-type="string">
            <text:p>45 MHz</text:p>
          </table:table-cell>
          <table:table-cell office:value-type="string" calcext:value-type="string">
            <text:p>ECS75SMF</text:p>
          </table:table-cell>
          <table:table-cell office:value-type="float" office:value="0" calcext:value-type="float">
            <text:p>0</text:p>
          </table:table-cell>
          <table:table-cell table:formula="of:=LOOKUP([.A143];[.I2:.I140])" office:value-type="string" office:string-value="FL203" calcext:value-type="string">
            <text:p>FL203</text:p>
          </table:table-cell>
          <table:table-cell table:style-name="ce65" table:formula="of:=EXACT([.A143];[.F143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FL301</text:p>
          </table:table-cell>
          <table:table-cell office:value-type="string" calcext:value-type="string">
            <text:p>ECS_75SMF</text:p>
          </table:table-cell>
          <table:table-cell office:value-type="string" calcext:value-type="string">
            <text:p>45 MHz</text:p>
          </table:table-cell>
          <table:table-cell office:value-type="string" calcext:value-type="string">
            <text:p>ECS75SMF</text:p>
          </table:table-cell>
          <table:table-cell office:value-type="float" office:value="0" calcext:value-type="float">
            <text:p>0</text:p>
          </table:table-cell>
          <table:table-cell table:formula="of:=LOOKUP([.A144];[.I2:.I140])" office:value-type="string" office:string-value="FL203" calcext:value-type="string">
            <text:p>FL203</text:p>
          </table:table-cell>
          <table:table-cell table:style-name="ce65" table:formula="of:=EXACT([.A144];[.F14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J100</text:p>
          </table:table-cell>
          <table:table-cell office:value-type="string" calcext:value-type="string">
            <text:p>Conn SMA Jack R/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MPHENOL_ARFX1232</text:p>
          </table:table-cell>
          <table:table-cell office:value-type="float" office:value="1" calcext:value-type="float">
            <text:p>1</text:p>
          </table:table-cell>
          <table:table-cell table:formula="of:=LOOKUP([.A145];[.I2:.I140])" office:value-type="string" office:string-value="J100" calcext:value-type="string">
            <text:p>J100</text:p>
          </table:table-cell>
          <table:table-cell table:style-name="ce65" table:formula="of:=EXACT([.A145];[.F145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J400</text:p>
          </table:table-cell>
          <table:table-cell office:value-type="string" calcext:value-type="string">
            <text:p>ARDUINO_UNO_HEADER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der_Arduino</text:p>
          </table:table-cell>
          <table:table-cell office:value-type="float" office:value="1" calcext:value-type="float">
            <text:p>1</text:p>
          </table:table-cell>
          <table:table-cell table:formula="of:=LOOKUP([.A146];[.I2:.I140])" office:value-type="string" office:string-value="J400" calcext:value-type="string">
            <text:p>J400</text:p>
          </table:table-cell>
          <table:table-cell table:style-name="ce65" table:formula="of:=EXACT([.A146];[.F14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J401</text:p>
          </table:table-cell>
          <table:table-cell office:value-type="string" calcext:value-type="string">
            <text:p>HEADER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UMPER6</text:p>
          </table:table-cell>
          <table:table-cell office:value-type="float" office:value="1" calcext:value-type="float">
            <text:p>1</text:p>
          </table:table-cell>
          <table:table-cell table:formula="of:=LOOKUP([.A147];[.I2:.I140])" office:value-type="string" office:string-value="J401" calcext:value-type="string">
            <text:p>J401</text:p>
          </table:table-cell>
          <table:table-cell table:style-name="ce65" table:formula="of:=EXACT([.A147];[.F147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J402</text:p>
          </table:table-cell>
          <table:table-cell office:value-type="string" calcext:value-type="string">
            <text:p>HEADER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UMPER6</text:p>
          </table:table-cell>
          <table:table-cell office:value-type="float" office:value="1" calcext:value-type="float">
            <text:p>1</text:p>
          </table:table-cell>
          <table:table-cell table:formula="of:=LOOKUP([.A148];[.I2:.I140])" office:value-type="string" office:string-value="J402" calcext:value-type="string">
            <text:p>J402</text:p>
          </table:table-cell>
          <table:table-cell table:style-name="ce65" table:formula="of:=EXACT([.A148];[.F148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10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.3 nH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49];[.I2:.I140])" office:value-type="string" office:string-value="L100" calcext:value-type="string">
            <text:p>L100</text:p>
          </table:table-cell>
          <table:table-cell table:style-name="ce65" table:formula="of:=EXACT([.A149];[.F14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10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2 nH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50];[.I2:.I140])" office:value-type="string" office:string-value="L101" calcext:value-type="string">
            <text:p>L101</text:p>
          </table:table-cell>
          <table:table-cell table:style-name="ce65" table:formula="of:=EXACT([.A150];[.F15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20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6 nH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51];[.I2:.I140])" office:value-type="string" office:string-value="L101" calcext:value-type="string">
            <text:p>L101</text:p>
          </table:table-cell>
          <table:table-cell table:style-name="ce65" table:formula="of:=EXACT([.A151];[.F151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20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10 nH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52];[.I2:.I140])" office:value-type="string" office:string-value="L201" calcext:value-type="string">
            <text:p>L201</text:p>
          </table:table-cell>
          <table:table-cell table:style-name="ce65" table:formula="of:=EXACT([.A152];[.F15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202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100 nH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53];[.I2:.I140])" office:value-type="string" office:string-value="L202" calcext:value-type="string">
            <text:p>L202</text:p>
          </table:table-cell>
          <table:table-cell table:style-name="ce65" table:formula="of:=EXACT([.A153];[.F15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2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68 nH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54];[.I2:.I140])" office:value-type="string" office:string-value="L203" calcext:value-type="string">
            <text:p>L203</text:p>
          </table:table-cell>
          <table:table-cell table:style-name="ce65" table:formula="of:=EXACT([.A154];[.F154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204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68 nH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55];[.I2:.I140])" office:value-type="string" office:string-value="L204" calcext:value-type="string">
            <text:p>L204</text:p>
          </table:table-cell>
          <table:table-cell table:style-name="ce65" table:formula="of:=EXACT([.A155];[.F155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205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68 nH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56];[.I2:.I140])" office:value-type="string" office:string-value="L205" calcext:value-type="string">
            <text:p>L205</text:p>
          </table:table-cell>
          <table:table-cell table:style-name="ce65" table:formula="of:=EXACT([.A156];[.F15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206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68 nH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57];[.I2:.I140])" office:value-type="string" office:string-value="L205" calcext:value-type="string">
            <text:p>L205</text:p>
          </table:table-cell>
          <table:table-cell table:style-name="ce65" table:formula="of:=EXACT([.A157];[.F157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207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6 nH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58];[.I2:.I140])" office:value-type="string" office:string-value="L205" calcext:value-type="string">
            <text:p>L205</text:p>
          </table:table-cell>
          <table:table-cell table:style-name="ce65" table:formula="of:=EXACT([.A158];[.F158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208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100 nH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59];[.I2:.I140])" office:value-type="string" office:string-value="L208" calcext:value-type="string">
            <text:p>L208</text:p>
          </table:table-cell>
          <table:table-cell table:style-name="ce65" table:formula="of:=EXACT([.A159];[.F15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30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82 nH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0];[.I2:.I140])" office:value-type="string" office:string-value="L208" calcext:value-type="string">
            <text:p>L208</text:p>
          </table:table-cell>
          <table:table-cell table:style-name="ce65" table:formula="of:=EXACT([.A160];[.F160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30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90 nH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1];[.I2:.I140])" office:value-type="string" office:string-value="L208" calcext:value-type="string">
            <text:p>L208</text:p>
          </table:table-cell>
          <table:table-cell table:style-name="ce65" table:formula="of:=EXACT([.A161];[.F161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302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100 nH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62];[.I2:.I140])" office:value-type="string" office:string-value="L208" calcext:value-type="string">
            <text:p>L208</text:p>
          </table:table-cell>
          <table:table-cell table:style-name="ce65" table:formula="of:=EXACT([.A162];[.F162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3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90 nH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3];[.I2:.I140])" office:value-type="string" office:string-value="L208" calcext:value-type="string">
            <text:p>L208</text:p>
          </table:table-cell>
          <table:table-cell table:style-name="ce65" table:formula="of:=EXACT([.A163];[.F163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304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100 nH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64];[.I2:.I140])" office:value-type="string" office:string-value="L208" calcext:value-type="string">
            <text:p>L208</text:p>
          </table:table-cell>
          <table:table-cell table:style-name="ce65" table:formula="of:=EXACT([.A164];[.F16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305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90 nH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5];[.I2:.I140])" office:value-type="string" office:string-value="L208" calcext:value-type="string">
            <text:p>L208</text:p>
          </table:table-cell>
          <table:table-cell table:style-name="ce65" table:formula="of:=EXACT([.A165];[.F165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306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90 nH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6];[.I2:.I140])" office:value-type="string" office:string-value="L208" calcext:value-type="string">
            <text:p>L208</text:p>
          </table:table-cell>
          <table:table-cell table:style-name="ce65" table:formula="of:=EXACT([.A166];[.F166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307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680 nH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7];[.I2:.I140])" office:value-type="string" office:string-value="L208" calcext:value-type="string">
            <text:p>L208</text:p>
          </table:table-cell>
          <table:table-cell table:style-name="ce65" table:formula="of:=EXACT([.A167];[.F167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L308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90 nH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8];[.I2:.I140])" office:value-type="string" office:string-value="L208" calcext:value-type="string">
            <text:p>L208</text:p>
          </table:table-cell>
          <table:table-cell table:style-name="ce65" table:formula="of:=EXACT([.A168];[.F168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69];[.I2:.I140])" office:value-type="string" office:string-value="R100" calcext:value-type="string">
            <text:p>R100</text:p>
          </table:table-cell>
          <table:table-cell table:style-name="ce65" table:formula="of:=EXACT([.A169];[.F16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0];[.I2:.I140])" office:value-type="string" office:string-value="R101" calcext:value-type="string">
            <text:p>R101</text:p>
          </table:table-cell>
          <table:table-cell table:style-name="ce65" table:formula="of:=EXACT([.A170];[.F17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1];[.I2:.I140])" office:value-type="string" office:string-value="R102" calcext:value-type="string">
            <text:p>R102</text:p>
          </table:table-cell>
          <table:table-cell table:style-name="ce65" table:formula="of:=EXACT([.A171];[.F17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2];[.I2:.I140])" office:value-type="string" office:string-value="R103" calcext:value-type="string">
            <text:p>R103</text:p>
          </table:table-cell>
          <table:table-cell table:style-name="ce65" table:formula="of:=EXACT([.A172];[.F17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0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73];[.I2:.I140])" office:value-type="string" office:string-value="R104" calcext:value-type="string">
            <text:p>R104</text:p>
          </table:table-cell>
          <table:table-cell table:style-name="ce65" table:formula="of:=EXACT([.A173];[.F17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0 R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74];[.I2:.I140])" office:value-type="string" office:string-value="R105" calcext:value-type="string">
            <text:p>R105</text:p>
          </table:table-cell>
          <table:table-cell table:style-name="ce65" table:formula="of:=EXACT([.A174];[.F174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5];[.I2:.I140])" office:value-type="string" office:string-value="R106" calcext:value-type="string">
            <text:p>R106</text:p>
          </table:table-cell>
          <table:table-cell table:style-name="ce65" table:formula="of:=EXACT([.A175];[.F175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0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6];[.I2:.I140])" office:value-type="string" office:string-value="R107" calcext:value-type="string">
            <text:p>R107</text:p>
          </table:table-cell>
          <table:table-cell table:style-name="ce65" table:formula="of:=EXACT([.A176];[.F17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0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7];[.I2:.I140])" office:value-type="string" office:string-value="R108" calcext:value-type="string">
            <text:p>R108</text:p>
          </table:table-cell>
          <table:table-cell table:style-name="ce65" table:formula="of:=EXACT([.A177];[.F177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0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78];[.I2:.I140])" office:value-type="string" office:string-value="R109" calcext:value-type="string">
            <text:p>R109</text:p>
          </table:table-cell>
          <table:table-cell table:style-name="ce65" table:formula="of:=EXACT([.A178];[.F178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9];[.I2:.I140])" office:value-type="string" office:string-value="R110" calcext:value-type="string">
            <text:p>R110</text:p>
          </table:table-cell>
          <table:table-cell table:style-name="ce65" table:formula="of:=EXACT([.A179];[.F17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80];[.I2:.I140])" office:value-type="string" office:string-value="R111" calcext:value-type="string">
            <text:p>R111</text:p>
          </table:table-cell>
          <table:table-cell table:style-name="ce65" table:formula="of:=EXACT([.A180];[.F18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81];[.I2:.I140])" office:value-type="string" office:string-value="R112" calcext:value-type="string">
            <text:p>R112</text:p>
          </table:table-cell>
          <table:table-cell table:style-name="ce65" table:formula="of:=EXACT([.A181];[.F18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1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82];[.I2:.I140])" office:value-type="string" office:string-value="R113" calcext:value-type="string">
            <text:p>R113</text:p>
          </table:table-cell>
          <table:table-cell table:style-name="ce65" table:formula="of:=EXACT([.A182];[.F18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0 R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83];[.I2:.I140])" office:value-type="string" office:string-value="R200" calcext:value-type="string">
            <text:p>R200</text:p>
          </table:table-cell>
          <table:table-cell table:style-name="ce65" table:formula="of:=EXACT([.A183];[.F18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84];[.I2:.I140])" office:value-type="string" office:string-value="R201" calcext:value-type="string">
            <text:p>R201</text:p>
          </table:table-cell>
          <table:table-cell table:style-name="ce65" table:formula="of:=EXACT([.A184];[.F184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10 R</text:p>
          </table:table-cell>
          <table:table-cell table:style-name="ce61"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LOOKUP([.A185];[.I2:.I140])" office:value-type="string" office:string-value="R202" calcext:value-type="string">
            <text:p>R202</text:p>
          </table:table-cell>
          <table:table-cell table:style-name="ce65" table:formula="of:=EXACT([.A185];[.F185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10 R</text:p>
          </table:table-cell>
          <table:table-cell table:style-name="ce61"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LOOKUP([.A186];[.I2:.I140])" office:value-type="string" office:string-value="R203" calcext:value-type="string">
            <text:p>R203</text:p>
          </table:table-cell>
          <table:table-cell table:style-name="ce65" table:formula="of:=EXACT([.A186];[.F18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0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00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87];[.I2:.I140])" office:value-type="string" office:string-value="R204" calcext:value-type="string">
            <text:p>R204</text:p>
          </table:table-cell>
          <table:table-cell table:style-name="ce65" table:formula="of:=EXACT([.A187];[.F187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00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88];[.I2:.I140])" office:value-type="string" office:string-value="R205" calcext:value-type="string">
            <text:p>R205</text:p>
          </table:table-cell>
          <table:table-cell table:style-name="ce65" table:formula="of:=EXACT([.A188];[.F188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89];[.I2:.I140])" office:value-type="string" office:string-value="R205" calcext:value-type="string">
            <text:p>R205</text:p>
          </table:table-cell>
          <table:table-cell table:style-name="ce65" table:formula="of:=EXACT([.A189];[.F189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0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6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0];[.I2:.I140])" office:value-type="string" office:string-value="R207" calcext:value-type="string">
            <text:p>R207</text:p>
          </table:table-cell>
          <table:table-cell table:style-name="ce65" table:formula="of:=EXACT([.A190];[.F19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0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00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1];[.I2:.I140])" office:value-type="string" office:string-value="R208" calcext:value-type="string">
            <text:p>R208</text:p>
          </table:table-cell>
          <table:table-cell table:style-name="ce65" table:formula="of:=EXACT([.A191];[.F19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0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00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2];[.I2:.I140])" office:value-type="string" office:string-value="R209" calcext:value-type="string">
            <text:p>R209</text:p>
          </table:table-cell>
          <table:table-cell table:style-name="ce65" table:formula="of:=EXACT([.A192];[.F19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40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3];[.I2:.I140])" office:value-type="string" office:string-value="R210" calcext:value-type="string">
            <text:p>R210</text:p>
          </table:table-cell>
          <table:table-cell table:style-name="ce65" table:formula="of:=EXACT([.A193];[.F19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.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4];[.I2:.I140])" office:value-type="string" office:string-value="R211" calcext:value-type="string">
            <text:p>R211</text:p>
          </table:table-cell>
          <table:table-cell table:style-name="ce65" table:formula="of:=EXACT([.A194];[.F194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95];[.I2:.I140])" office:value-type="string" office:string-value="R212" calcext:value-type="string">
            <text:p>R212</text:p>
          </table:table-cell>
          <table:table-cell table:style-name="ce65" table:formula="of:=EXACT([.A195];[.F195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96];[.I2:.I140])" office:value-type="string" office:string-value="R213" calcext:value-type="string">
            <text:p>R213</text:p>
          </table:table-cell>
          <table:table-cell table:style-name="ce65" table:formula="of:=EXACT([.A196];[.F19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7];[.I2:.I140])" office:value-type="string" office:string-value="R214" calcext:value-type="string">
            <text:p>R214</text:p>
          </table:table-cell>
          <table:table-cell table:style-name="ce65" table:formula="of:=EXACT([.A197];[.F197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8];[.I2:.I140])" office:value-type="string" office:string-value="R215" calcext:value-type="string">
            <text:p>R215</text:p>
          </table:table-cell>
          <table:table-cell table:style-name="ce65" table:formula="of:=EXACT([.A198];[.F198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0.1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9];[.I2:.I140])" office:value-type="string" office:string-value="R216" calcext:value-type="string">
            <text:p>R216</text:p>
          </table:table-cell>
          <table:table-cell table:style-name="ce65" table:formula="of:=EXACT([.A199];[.F19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00];[.I2:.I140])" office:value-type="string" office:string-value="R217" calcext:value-type="string">
            <text:p>R217</text:p>
          </table:table-cell>
          <table:table-cell table:style-name="ce65" table:formula="of:=EXACT([.A200];[.F20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01];[.I2:.I140])" office:value-type="string" office:string-value="R218" calcext:value-type="string">
            <text:p>R218</text:p>
          </table:table-cell>
          <table:table-cell table:style-name="ce65" table:formula="of:=EXACT([.A201];[.F20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90.9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02];[.I2:.I140])" office:value-type="string" office:string-value="R219" calcext:value-type="string">
            <text:p>R219</text:p>
          </table:table-cell>
          <table:table-cell table:style-name="ce65" table:formula="of:=EXACT([.A202];[.F20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22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03];[.I2:.I140])" office:value-type="string" office:string-value="R220" calcext:value-type="string">
            <text:p>R220</text:p>
          </table:table-cell>
          <table:table-cell table:style-name="ce65" table:formula="of:=EXACT([.A203];[.F20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10 R</text:p>
          </table:table-cell>
          <table:table-cell table:style-name="ce61"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table:formula="of:=LOOKUP([.A204];[.I2:.I140])" office:value-type="string" office:string-value="R220" calcext:value-type="string">
            <text:p>R220</text:p>
          </table:table-cell>
          <table:table-cell table:style-name="ce65" table:formula="of:=EXACT([.A204];[.F20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10 R</text:p>
          </table:table-cell>
          <table:table-cell table:style-name="ce61"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table:formula="of:=LOOKUP([.A205];[.I2:.I140])" office:value-type="string" office:string-value="R220" calcext:value-type="string">
            <text:p>R220</text:p>
          </table:table-cell>
          <table:table-cell table:style-name="ce65" table:formula="of:=EXACT([.A205];[.F205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.7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06];[.I2:.I140])" office:value-type="string" office:string-value="R220" calcext:value-type="string">
            <text:p>R220</text:p>
          </table:table-cell>
          <table:table-cell table:style-name="ce65" table:formula="of:=EXACT([.A206];[.F206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 R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207];[.I2:.I140])" office:value-type="string" office:string-value="R220" calcext:value-type="string">
            <text:p>R220</text:p>
          </table:table-cell>
          <table:table-cell table:style-name="ce65" table:formula="of:=EXACT([.A207];[.F207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0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AT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208];[.I2:.I140])" office:value-type="string" office:string-value="R220" calcext:value-type="string">
            <text:p>R220</text:p>
          </table:table-cell>
          <table:table-cell table:style-name="ce65" table:formula="of:=EXACT([.A208];[.F208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AT</text:p>
          </table:table-cell>
          <table:table-cell table:style-name="ce61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209];[.I2:.I140])" office:value-type="string" office:string-value="R220" calcext:value-type="string">
            <text:p>R220</text:p>
          </table:table-cell>
          <table:table-cell table:style-name="ce65" table:formula="of:=EXACT([.A209];[.F209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10];[.I2:.I140])" office:value-type="string" office:string-value="R220" calcext:value-type="string">
            <text:p>R220</text:p>
          </table:table-cell>
          <table:table-cell table:style-name="ce65" table:formula="of:=EXACT([.A210];[.F210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0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10 R</text:p>
          </table:table-cell>
          <table:table-cell table:style-name="ce61"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table:formula="of:=LOOKUP([.A211];[.I2:.I140])" office:value-type="string" office:string-value="R220" calcext:value-type="string">
            <text:p>R220</text:p>
          </table:table-cell>
          <table:table-cell table:style-name="ce65" table:formula="of:=EXACT([.A211];[.F211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0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.7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12];[.I2:.I140])" office:value-type="string" office:string-value="R220" calcext:value-type="string">
            <text:p>R220</text:p>
          </table:table-cell>
          <table:table-cell table:style-name="ce65" table:formula="of:=EXACT([.A212];[.F212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0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10 R</text:p>
          </table:table-cell>
          <table:table-cell table:style-name="ce61"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table:formula="of:=LOOKUP([.A213];[.I2:.I140])" office:value-type="string" office:string-value="R220" calcext:value-type="string">
            <text:p>R220</text:p>
          </table:table-cell>
          <table:table-cell table:style-name="ce65" table:formula="of:=EXACT([.A213];[.F213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14];[.I2:.I140])" office:value-type="string" office:string-value="R220" calcext:value-type="string">
            <text:p>R220</text:p>
          </table:table-cell>
          <table:table-cell table:style-name="ce65" table:formula="of:=EXACT([.A214];[.F21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15];[.I2:.I140])" office:value-type="string" office:string-value="R220" calcext:value-type="string">
            <text:p>R220</text:p>
          </table:table-cell>
          <table:table-cell table:style-name="ce65" table:formula="of:=EXACT([.A215];[.F215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40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16];[.I2:.I140])" office:value-type="string" office:string-value="R220" calcext:value-type="string">
            <text:p>R220</text:p>
          </table:table-cell>
          <table:table-cell table:style-name="ce65" table:formula="of:=EXACT([.A216];[.F216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.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17];[.I2:.I140])" office:value-type="string" office:string-value="R220" calcext:value-type="string">
            <text:p>R220</text:p>
          </table:table-cell>
          <table:table-cell table:style-name="ce65" table:formula="of:=EXACT([.A217];[.F217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218];[.I2:.I140])" office:value-type="string" office:string-value="R220" calcext:value-type="string">
            <text:p>R220</text:p>
          </table:table-cell>
          <table:table-cell table:style-name="ce65" table:formula="of:=EXACT([.A218];[.F218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219];[.I2:.I140])" office:value-type="string" office:string-value="R220" calcext:value-type="string">
            <text:p>R220</text:p>
          </table:table-cell>
          <table:table-cell table:style-name="ce65" table:formula="of:=EXACT([.A219];[.F219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0];[.I2:.I140])" office:value-type="string" office:string-value="R220" calcext:value-type="string">
            <text:p>R220</text:p>
          </table:table-cell>
          <table:table-cell table:style-name="ce65" table:formula="of:=EXACT([.A220];[.F220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1];[.I2:.I140])" office:value-type="string" office:string-value="R220" calcext:value-type="string">
            <text:p>R220</text:p>
          </table:table-cell>
          <table:table-cell table:style-name="ce65" table:formula="of:=EXACT([.A221];[.F221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0.1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2];[.I2:.I140])" office:value-type="string" office:string-value="R220" calcext:value-type="string">
            <text:p>R220</text:p>
          </table:table-cell>
          <table:table-cell table:style-name="ce65" table:formula="of:=EXACT([.A222];[.F222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2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3];[.I2:.I140])" office:value-type="string" office:string-value="R220" calcext:value-type="string">
            <text:p>R220</text:p>
          </table:table-cell>
          <table:table-cell table:style-name="ce65" table:formula="of:=EXACT([.A223];[.F223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4];[.I2:.I140])" office:value-type="string" office:string-value="R220" calcext:value-type="string">
            <text:p>R220</text:p>
          </table:table-cell>
          <table:table-cell table:style-name="ce65" table:formula="of:=EXACT([.A224];[.F22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3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90.9 R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5];[.I2:.I140])" office:value-type="string" office:string-value="R220" calcext:value-type="string">
            <text:p>R220</text:p>
          </table:table-cell>
          <table:table-cell table:style-name="ce65" table:formula="of:=EXACT([.A225];[.F225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4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6];[.I2:.I140])" office:value-type="string" office:string-value="R220" calcext:value-type="string">
            <text:p>R220</text:p>
          </table:table-cell>
          <table:table-cell table:style-name="ce65" table:formula="of:=EXACT([.A226];[.F226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4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7];[.I2:.I140])" office:value-type="string" office:string-value="R220" calcext:value-type="string">
            <text:p>R220</text:p>
          </table:table-cell>
          <table:table-cell table:style-name="ce65" table:formula="of:=EXACT([.A227];[.F227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5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28];[.I2:.I140])" office:value-type="string" office:string-value="R500" calcext:value-type="string">
            <text:p>R500</text:p>
          </table:table-cell>
          <table:table-cell table:style-name="ce65" table:formula="of:=EXACT([.A228];[.F228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5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29];[.I2:.I140])" office:value-type="string" office:string-value="R501" calcext:value-type="string">
            <text:p>R501</text:p>
          </table:table-cell>
          <table:table-cell table:style-name="ce65" table:formula="of:=EXACT([.A229];[.F22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5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30];[.I2:.I140])" office:value-type="string" office:string-value="R502" calcext:value-type="string">
            <text:p>R502</text:p>
          </table:table-cell>
          <table:table-cell table:style-name="ce65" table:formula="of:=EXACT([.A230];[.F23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R5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31];[.I2:.I140])" office:value-type="string" office:string-value="R503" calcext:value-type="string">
            <text:p>R503</text:p>
          </table:table-cell>
          <table:table-cell table:style-name="ce65" table:formula="of:=EXACT([.A231];[.F23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T200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C1-1-43X</text:p>
          </table:table-cell>
          <table:table-cell office:value-type="float" office:value="1" calcext:value-type="float">
            <text:p>1</text:p>
          </table:table-cell>
          <table:table-cell table:formula="of:=LOOKUP([.A232];[.I2:.I140])" office:value-type="string" office:string-value="T200" calcext:value-type="string">
            <text:p>T200</text:p>
          </table:table-cell>
          <table:table-cell table:style-name="ce65" table:formula="of:=EXACT([.A232];[.F23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T201</text:p>
          </table:table-cell>
          <table:table-cell office:value-type="string" calcext:value-type="string">
            <text:p>TRANSFORMER 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BC9-1LB</text:p>
          </table:table-cell>
          <table:table-cell office:value-type="float" office:value="1" calcext:value-type="float">
            <text:p>1</text:p>
          </table:table-cell>
          <table:table-cell table:formula="of:=LOOKUP([.A233];[.I2:.I140])" office:value-type="string" office:string-value="T201" calcext:value-type="string">
            <text:p>T201</text:p>
          </table:table-cell>
          <table:table-cell table:style-name="ce65" table:formula="of:=EXACT([.A233];[.F23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T300</text:p>
          </table:table-cell>
          <table:table-cell office:value-type="string" calcext:value-type="string">
            <text:p>TRANSFORMER 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BC9-1LB</text:p>
          </table:table-cell>
          <table:table-cell office:value-type="float" office:value="0" calcext:value-type="float">
            <text:p>0</text:p>
          </table:table-cell>
          <table:table-cell table:formula="of:=LOOKUP([.A234];[.I2:.I140])" office:value-type="string" office:string-value="T201" calcext:value-type="string">
            <text:p>T201</text:p>
          </table:table-cell>
          <table:table-cell table:style-name="ce65" table:formula="of:=EXACT([.A234];[.F23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100</text:p>
          </table:table-cell>
          <table:table-cell office:value-type="string" calcext:value-type="string">
            <text:p>ADF435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DF4356</text:p>
          </table:table-cell>
          <table:table-cell office:value-type="float" office:value="1" calcext:value-type="float">
            <text:p>1</text:p>
          </table:table-cell>
          <table:table-cell table:formula="of:=LOOKUP([.A235];[.I2:.I140])" office:value-type="string" office:string-value="U100" calcext:value-type="string">
            <text:p>U100</text:p>
          </table:table-cell>
          <table:table-cell table:style-name="ce65" table:formula="of:=EXACT([.A235];[.F235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101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W107</text:p>
          </table:table-cell>
          <table:table-cell office:value-type="float" office:value="1" calcext:value-type="float">
            <text:p>1</text:p>
          </table:table-cell>
          <table:table-cell table:formula="of:=LOOKUP([.A236];[.I2:.I140])" office:value-type="string" office:string-value="U101" calcext:value-type="string">
            <text:p>U101</text:p>
          </table:table-cell>
          <table:table-cell table:style-name="ce65" table:formula="of:=EXACT([.A236];[.F23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102</text:p>
          </table:table-cell>
          <table:table-cell office:value-type="string" calcext:value-type="string">
            <text:p>MCL-SIM-83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IM83+</text:p>
          </table:table-cell>
          <table:table-cell office:value-type="float" office:value="1" calcext:value-type="float">
            <text:p>1</text:p>
          </table:table-cell>
          <table:table-cell table:formula="of:=LOOKUP([.A237];[.I2:.I140])" office:value-type="string" office:string-value="U102" calcext:value-type="string">
            <text:p>U102</text:p>
          </table:table-cell>
          <table:table-cell table:style-name="ce65" table:formula="of:=EXACT([.A237];[.F237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103</text:p>
          </table:table-cell>
          <table:table-cell office:value-type="string" calcext:value-type="string">
            <text:p>PE437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QFN_PE43711</text:p>
          </table:table-cell>
          <table:table-cell office:value-type="float" office:value="1" calcext:value-type="float">
            <text:p>1</text:p>
          </table:table-cell>
          <table:table-cell table:formula="of:=LOOKUP([.A238];[.I2:.I140])" office:value-type="string" office:string-value="U103" calcext:value-type="string">
            <text:p>U103</text:p>
          </table:table-cell>
          <table:table-cell table:style-name="ce65" table:formula="of:=EXACT([.A238];[.F238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104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W107</text:p>
          </table:table-cell>
          <table:table-cell office:value-type="float" office:value="1" calcext:value-type="float">
            <text:p>1</text:p>
          </table:table-cell>
          <table:table-cell table:formula="of:=LOOKUP([.A239];[.I2:.I140])" office:value-type="string" office:string-value="U104" calcext:value-type="string">
            <text:p>U104</text:p>
          </table:table-cell>
          <table:table-cell table:style-name="ce65" table:formula="of:=EXACT([.A239];[.F23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200</text:p>
          </table:table-cell>
          <table:table-cell office:value-type="string" calcext:value-type="string">
            <text:p>LTC5562F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QFN104EP</text:p>
          </table:table-cell>
          <table:table-cell office:value-type="float" office:value="1" calcext:value-type="float">
            <text:p>1</text:p>
          </table:table-cell>
          <table:table-cell table:formula="of:=LOOKUP([.A240];[.I2:.I140])" office:value-type="string" office:string-value="U200" calcext:value-type="string">
            <text:p>U200</text:p>
          </table:table-cell>
          <table:table-cell table:style-name="ce65" table:formula="of:=EXACT([.A240];[.F24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201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W107</text:p>
          </table:table-cell>
          <table:table-cell office:value-type="float" office:value="1" calcext:value-type="float">
            <text:p>1</text:p>
          </table:table-cell>
          <table:table-cell table:formula="of:=LOOKUP([.A241];[.I2:.I140])" office:value-type="string" office:string-value="U201" calcext:value-type="string">
            <text:p>U201</text:p>
          </table:table-cell>
          <table:table-cell table:style-name="ce65" table:formula="of:=EXACT([.A241];[.F24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202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W107</text:p>
          </table:table-cell>
          <table:table-cell office:value-type="float" office:value="1" calcext:value-type="float">
            <text:p>1</text:p>
          </table:table-cell>
          <table:table-cell table:formula="of:=LOOKUP([.A242];[.I2:.I140])" office:value-type="string" office:string-value="U202" calcext:value-type="string">
            <text:p>U202</text:p>
          </table:table-cell>
          <table:table-cell table:style-name="ce65" table:formula="of:=EXACT([.A242];[.F24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203</text:p>
          </table:table-cell>
          <table:table-cell office:value-type="string" calcext:value-type="string">
            <text:p>MAX2781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AX2871</text:p>
          </table:table-cell>
          <table:table-cell office:value-type="float" office:value="1" calcext:value-type="float">
            <text:p>1</text:p>
          </table:table-cell>
          <table:table-cell table:formula="of:=LOOKUP([.A243];[.I2:.I140])" office:value-type="string" office:string-value="U203" calcext:value-type="string">
            <text:p>U203</text:p>
          </table:table-cell>
          <table:table-cell table:style-name="ce65" table:formula="of:=EXACT([.A243];[.F24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204</text:p>
          </table:table-cell>
          <table:table-cell office:value-type="string" calcext:value-type="string">
            <text:p>AP735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P7353</text:p>
          </table:table-cell>
          <table:table-cell office:value-type="float" office:value="1" calcext:value-type="float">
            <text:p>1</text:p>
          </table:table-cell>
          <table:table-cell table:formula="of:=LOOKUP([.A244];[.I2:.I140])" office:value-type="string" office:string-value="U204" calcext:value-type="string">
            <text:p>U204</text:p>
          </table:table-cell>
          <table:table-cell table:style-name="ce65" table:formula="of:=EXACT([.A244];[.F244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300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W107</text:p>
          </table:table-cell>
          <table:table-cell office:value-type="float" office:value="0" calcext:value-type="float">
            <text:p>0</text:p>
          </table:table-cell>
          <table:table-cell table:formula="of:=LOOKUP([.A245];[.I2:.I140])" office:value-type="string" office:string-value="U204" calcext:value-type="string">
            <text:p>U204</text:p>
          </table:table-cell>
          <table:table-cell table:style-name="ce65" table:formula="of:=EXACT([.A245];[.F245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301</text:p>
          </table:table-cell>
          <table:table-cell office:value-type="string" calcext:value-type="string">
            <text:p>AD830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8</text:p>
          </table:table-cell>
          <table:table-cell office:value-type="float" office:value="0" calcext:value-type="float">
            <text:p>0</text:p>
          </table:table-cell>
          <table:table-cell table:formula="of:=LOOKUP([.A246];[.I2:.I140])" office:value-type="string" office:string-value="U204" calcext:value-type="string">
            <text:p>U204</text:p>
          </table:table-cell>
          <table:table-cell table:style-name="ce65" table:formula="of:=EXACT([.A246];[.F246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302</text:p>
          </table:table-cell>
          <table:table-cell office:value-type="string" calcext:value-type="string">
            <text:p>AD860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5-RJ5</text:p>
          </table:table-cell>
          <table:table-cell office:value-type="float" office:value="0" calcext:value-type="float">
            <text:p>0</text:p>
          </table:table-cell>
          <table:table-cell table:formula="of:=LOOKUP([.A247];[.I2:.I140])" office:value-type="string" office:string-value="U204" calcext:value-type="string">
            <text:p>U204</text:p>
          </table:table-cell>
          <table:table-cell table:style-name="ce65" table:formula="of:=EXACT([.A247];[.F247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303</text:p>
          </table:table-cell>
          <table:table-cell office:value-type="string" calcext:value-type="string">
            <text:p>LTC5562F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QFN104EP</text:p>
          </table:table-cell>
          <table:table-cell office:value-type="float" office:value="0" calcext:value-type="float">
            <text:p>0</text:p>
          </table:table-cell>
          <table:table-cell table:formula="of:=LOOKUP([.A248];[.I2:.I140])" office:value-type="string" office:string-value="U204" calcext:value-type="string">
            <text:p>U204</text:p>
          </table:table-cell>
          <table:table-cell table:style-name="ce65" table:formula="of:=EXACT([.A248];[.F248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304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W107</text:p>
          </table:table-cell>
          <table:table-cell office:value-type="float" office:value="0" calcext:value-type="float">
            <text:p>0</text:p>
          </table:table-cell>
          <table:table-cell table:formula="of:=LOOKUP([.A249];[.I2:.I140])" office:value-type="string" office:string-value="U204" calcext:value-type="string">
            <text:p>U204</text:p>
          </table:table-cell>
          <table:table-cell table:style-name="ce65" table:formula="of:=EXACT([.A249];[.F249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305</text:p>
          </table:table-cell>
          <table:table-cell office:value-type="string" calcext:value-type="string">
            <text:p>AD830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8</text:p>
          </table:table-cell>
          <table:table-cell office:value-type="float" office:value="0" calcext:value-type="float">
            <text:p>0</text:p>
          </table:table-cell>
          <table:table-cell table:formula="of:=LOOKUP([.A250];[.I2:.I140])" office:value-type="string" office:string-value="U204" calcext:value-type="string">
            <text:p>U204</text:p>
          </table:table-cell>
          <table:table-cell table:style-name="ce65" table:formula="of:=EXACT([.A250];[.F250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306</text:p>
          </table:table-cell>
          <table:table-cell office:value-type="string" calcext:value-type="string">
            <text:p>AD860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5-RJ5</text:p>
          </table:table-cell>
          <table:table-cell office:value-type="float" office:value="0" calcext:value-type="float">
            <text:p>0</text:p>
          </table:table-cell>
          <table:table-cell table:formula="of:=LOOKUP([.A251];[.I2:.I140])" office:value-type="string" office:string-value="U204" calcext:value-type="string">
            <text:p>U204</text:p>
          </table:table-cell>
          <table:table-cell table:style-name="ce65" table:formula="of:=EXACT([.A251];[.F251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307</text:p>
          </table:table-cell>
          <table:table-cell office:value-type="string" calcext:value-type="string">
            <text:p>MAX2781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AX2871</text:p>
          </table:table-cell>
          <table:table-cell office:value-type="float" office:value="0" calcext:value-type="float">
            <text:p>0</text:p>
          </table:table-cell>
          <table:table-cell table:formula="of:=LOOKUP([.A252];[.I2:.I140])" office:value-type="string" office:string-value="U204" calcext:value-type="string">
            <text:p>U204</text:p>
          </table:table-cell>
          <table:table-cell table:style-name="ce65" table:formula="of:=EXACT([.A252];[.F252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308</text:p>
          </table:table-cell>
          <table:table-cell office:value-type="string" calcext:value-type="string">
            <text:p>AP735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P7353</text:p>
          </table:table-cell>
          <table:table-cell office:value-type="float" office:value="0" calcext:value-type="float">
            <text:p>0</text:p>
          </table:table-cell>
          <table:table-cell table:formula="of:=LOOKUP([.A253];[.I2:.I140])" office:value-type="string" office:string-value="U204" calcext:value-type="string">
            <text:p>U204</text:p>
          </table:table-cell>
          <table:table-cell table:style-name="ce65" table:formula="of:=EXACT([.A253];[.F253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309</text:p>
          </table:table-cell>
          <table:table-cell office:value-type="string" calcext:value-type="string">
            <text:p>AP735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P7353</text:p>
          </table:table-cell>
          <table:table-cell office:value-type="float" office:value="0" calcext:value-type="float">
            <text:p>0</text:p>
          </table:table-cell>
          <table:table-cell table:formula="of:=LOOKUP([.A254];[.I2:.I140])" office:value-type="string" office:string-value="U204" calcext:value-type="string">
            <text:p>U204</text:p>
          </table:table-cell>
          <table:table-cell table:style-name="ce65" table:formula="of:=EXACT([.A254];[.F25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310</text:p>
          </table:table-cell>
          <table:table-cell office:value-type="string" calcext:value-type="string">
            <text:p>AP735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P7353</text:p>
          </table:table-cell>
          <table:table-cell office:value-type="float" office:value="0" calcext:value-type="float">
            <text:p>0</text:p>
          </table:table-cell>
          <table:table-cell table:formula="of:=LOOKUP([.A255];[.I2:.I140])" office:value-type="string" office:string-value="U204" calcext:value-type="string">
            <text:p>U204</text:p>
          </table:table-cell>
          <table:table-cell table:style-name="ce65" table:formula="of:=EXACT([.A255];[.F255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500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60 MHz</text:p>
          </table:table-cell>
          <table:table-cell office:value-type="string" calcext:value-type="string">
            <text:p>ASx_Series_Oscillator</text:p>
          </table:table-cell>
          <table:table-cell office:value-type="float" office:value="1" calcext:value-type="float">
            <text:p>1</text:p>
          </table:table-cell>
          <table:table-cell table:formula="of:=LOOKUP([.A256];[.I2:.I140])" office:value-type="string" office:string-value="U500" calcext:value-type="string">
            <text:p>U500</text:p>
          </table:table-cell>
          <table:table-cell table:style-name="ce65" table:formula="of:=EXACT([.A256];[.F25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U501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100 MHz</text:p>
          </table:table-cell>
          <table:table-cell office:value-type="string" calcext:value-type="string">
            <text:p>ASx_Series_Oscillator</text:p>
          </table:table-cell>
          <table:table-cell office:value-type="float" office:value="1" calcext:value-type="float">
            <text:p>1</text:p>
          </table:table-cell>
          <table:table-cell table:formula="of:=LOOKUP([.A257];[.I2:.I140])" office:value-type="string" office:string-value="U501" calcext:value-type="string">
            <text:p>U501</text:p>
          </table:table-cell>
          <table:table-cell table:style-name="ce65" table:formula="of:=EXACT([.A257];[.F257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4" table:number-rows-repeated="104831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Is top or bottom" table:style-name="ta1">
        <office:forms form:automatic-focus="false" form:apply-design-mode="false"/>
        <table:table-column table:style-name="co21" table:default-cell-style-name="ce60"/>
        <table:table-column table:style-name="co22" table:default-cell-style-name="ce60"/>
        <table:table-column table:style-name="co23" table:default-cell-style-name="ce62"/>
        <table:table-column table:style-name="co20" table:default-cell-style-name="Default"/>
        <table:table-column table:style-name="co24" table:default-cell-style-name="Default"/>
        <table:table-row table:style-name="ro4">
          <table:table-cell office:value-type="string" calcext:value-type="string">
            <text:p>refdes</text:p>
          </table:table-cell>
          <table:table-cell office:value-type="string" calcext:value-type="string">
            <text:p>man-part-num</text:p>
          </table:table-cell>
          <table:table-cell table:style-name="ce60" office:value-type="string" calcext:value-type="string">
            <text:p>value</text:p>
          </table:table-cell>
          <table:table-cell table:style-name="ce60" office:value-type="string" calcext:value-type="string">
            <text:p>footprint</text:p>
          </table:table-cell>
          <table:table-cell table:style-name="ce63" office:value-type="string" calcext:value-type="string">
            <text:p>Top/Bot</text:p>
          </table:table-cell>
        </table:table-row>
        <table:table-row table:style-name="ro4">
          <table:table-cell office:value-type="string" calcext:value-type="string">
            <text:p>C346</text:p>
          </table:table-cell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1 n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37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40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42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43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45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49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51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57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00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01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03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04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11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16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19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24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02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05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07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10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12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13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14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15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30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36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54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58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34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35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38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47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48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55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56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59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60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200</text:p>
          </table:table-cell>
          <table:table-cell office:value-type="string" calcext:value-type="string">
            <text:p>0402CS-36NXJLU</text:p>
          </table:table-cell>
          <table:table-cell office:value-type="string" calcext:value-type="string">
            <text:p>36 nH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207</text:p>
          </table:table-cell>
          <table:table-cell office:value-type="string" calcext:value-type="string">
            <text:p>0402CS-36NXJLU</text:p>
          </table:table-cell>
          <table:table-cell office:value-type="string" calcext:value-type="string">
            <text:p>36 nH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206</text:p>
          </table:table-cell>
          <table:table-cell office:value-type="string" calcext:value-type="string">
            <text:p>0603CS-68NXJLU</text:p>
          </table:table-cell>
          <table:table-cell office:value-type="string" calcext:value-type="string">
            <text:p>68 nH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302</text:p>
          </table:table-cell>
          <table:table-cell office:value-type="string" calcext:value-type="string">
            <text:p>0603CS-R10XJLU</text:p>
          </table:table-cell>
          <table:table-cell office:value-type="string" calcext:value-type="string">
            <text:p>100 nH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304</text:p>
          </table:table-cell>
          <table:table-cell office:value-type="string" calcext:value-type="string">
            <text:p>0603CS-R10XJLU</text:p>
          </table:table-cell>
          <table:table-cell office:value-type="string" calcext:value-type="string">
            <text:p>100 nH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301</text:p>
          </table:table-cell>
          <table:table-cell office:value-type="string" calcext:value-type="string">
            <text:p>0805CS-391XJLB</text:p>
          </table:table-cell>
          <table:table-cell office:value-type="string" calcext:value-type="string">
            <text:p>390 nH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303</text:p>
          </table:table-cell>
          <table:table-cell office:value-type="string" calcext:value-type="string">
            <text:p>0805CS-391XJLB</text:p>
          </table:table-cell>
          <table:table-cell office:value-type="string" calcext:value-type="string">
            <text:p>390 nH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305</text:p>
          </table:table-cell>
          <table:table-cell office:value-type="string" calcext:value-type="string">
            <text:p>0805CS-391XJLB</text:p>
          </table:table-cell>
          <table:table-cell office:value-type="string" calcext:value-type="string">
            <text:p>390 nH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306</text:p>
          </table:table-cell>
          <table:table-cell office:value-type="string" calcext:value-type="string">
            <text:p>0805CS-391XJLB</text:p>
          </table:table-cell>
          <table:table-cell office:value-type="string" calcext:value-type="string">
            <text:p>390 nH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308</text:p>
          </table:table-cell>
          <table:table-cell office:value-type="string" calcext:value-type="string">
            <text:p>0805CS-391XJLB</text:p>
          </table:table-cell>
          <table:table-cell office:value-type="string" calcext:value-type="string">
            <text:p>390 nH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307</text:p>
          </table:table-cell>
          <table:table-cell office:value-type="string" calcext:value-type="string">
            <text:p>0805CS-681XJLB</text:p>
          </table:table-cell>
          <table:table-cell office:value-type="string" calcext:value-type="string">
            <text:p>680 nH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300</text:p>
          </table:table-cell>
          <table:table-cell office:value-type="string" calcext:value-type="string">
            <text:p>0805CS-820XJLB</text:p>
          </table:table-cell>
          <table:table-cell office:value-type="string" calcext:value-type="string">
            <text:p>82 nH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301</text:p>
          </table:table-cell>
          <table:table-cell office:value-type="string" calcext:value-type="string">
            <text:p>AD8307ARZ</text:p>
          </table:table-cell>
          <table:table-cell/>
          <table:table-cell table:style-name="ce62" office:value-type="string" calcext:value-type="string">
            <text:p>SO8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305</text:p>
          </table:table-cell>
          <table:table-cell office:value-type="string" calcext:value-type="string">
            <text:p>AD8307ARZ</text:p>
          </table:table-cell>
          <table:table-cell office:value-type="string" calcext:value-type="string">
            <text:p>100 MHz</text:p>
          </table:table-cell>
          <table:table-cell table:style-name="ce62" office:value-type="string" calcext:value-type="string">
            <text:p>SO8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302</text:p>
          </table:table-cell>
          <table:table-cell office:value-type="string" calcext:value-type="string">
            <text:p>AD8605ARTZ-R2</text:p>
          </table:table-cell>
          <table:table-cell/>
          <table:table-cell table:style-name="ce62" office:value-type="string" calcext:value-type="string">
            <text:p>SOT25-RJ5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306</text:p>
          </table:table-cell>
          <table:table-cell office:value-type="string" calcext:value-type="string">
            <text:p>AD8605ARTZ-R2</text:p>
          </table:table-cell>
          <table:table-cell/>
          <table:table-cell table:style-name="ce62" office:value-type="string" calcext:value-type="string">
            <text:p>SOT25-RJ5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308</text:p>
          </table:table-cell>
          <table:table-cell office:value-type="string" calcext:value-type="string">
            <text:p>AP7353-33CV4-7</text:p>
          </table:table-cell>
          <table:table-cell/>
          <table:table-cell table:style-name="ce62" office:value-type="string" calcext:value-type="string">
            <text:p>AP735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309</text:p>
          </table:table-cell>
          <table:table-cell office:value-type="string" calcext:value-type="string">
            <text:p>AP7353-33CV4-7</text:p>
          </table:table-cell>
          <table:table-cell/>
          <table:table-cell table:style-name="ce62" office:value-type="string" calcext:value-type="string">
            <text:p>AP735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310</text:p>
          </table:table-cell>
          <table:table-cell office:value-type="string" calcext:value-type="string">
            <text:p>AP7353-33CV4-7</text:p>
          </table:table-cell>
          <table:table-cell/>
          <table:table-cell table:style-name="ce62" office:value-type="string" calcext:value-type="string">
            <text:p>AP735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L201</text:p>
          </table:table-cell>
          <table:table-cell office:value-type="string" calcext:value-type="string">
            <text:p>B39321B3741H110</text:p>
          </table:table-cell>
          <table:table-cell/>
          <table:table-cell table:style-name="ce62" office:value-type="string" calcext:value-type="string">
            <text:p>B3741SAWFilter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206</text:p>
          </table:table-cell>
          <table:table-cell office:value-type="string" calcext:value-type="string">
            <text:p>CRCW0402100RJNED</text:p>
          </table:table-cell>
          <table:table-cell office:value-type="string" calcext:value-type="string">
            <text:p>100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06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11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12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17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18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401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20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21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400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13</text:p>
          </table:table-cell>
          <table:table-cell office:value-type="string" calcext:value-type="string">
            <text:p>CRCW0402240RFKEDC</text:p>
          </table:table-cell>
          <table:table-cell office:value-type="string" calcext:value-type="string">
            <text:p>240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19</text:p>
          </table:table-cell>
          <table:table-cell office:value-type="string" calcext:value-type="string">
            <text:p>CRCW040230R1FKED</text:p>
          </table:table-cell>
          <table:table-cell office:value-type="string" calcext:value-type="string">
            <text:p>30.1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02</text:p>
          </table:table-cell>
          <table:table-cell office:value-type="string" calcext:value-type="string">
            <text:p>CRCW04024R70JNED</text:p>
          </table:table-cell>
          <table:table-cell office:value-type="string" calcext:value-type="string">
            <text:p>4.7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08</text:p>
          </table:table-cell>
          <table:table-cell office:value-type="string" calcext:value-type="string">
            <text:p>CRCW04024R70JNED</text:p>
          </table:table-cell>
          <table:table-cell office:value-type="string" calcext:value-type="string">
            <text:p>4.7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14</text:p>
          </table:table-cell>
          <table:table-cell office:value-type="string" calcext:value-type="string">
            <text:p>CRCW04025K10FKEDC</text:p>
          </table:table-cell>
          <table:table-cell office:value-type="string" calcext:value-type="string">
            <text:p>5.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22</text:p>
          </table:table-cell>
          <table:table-cell office:value-type="string" calcext:value-type="string">
            <text:p>CRCW040290R9FKEDC</text:p>
          </table:table-cell>
          <table:table-cell office:value-type="string" calcext:value-type="string">
            <text:p>90.9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03</text:p>
          </table:table-cell>
          <table:table-cell office:value-type="string" calcext:value-type="string">
            <text:p>CRCW06030000Z0EBC</text:p>
          </table:table-cell>
          <table:table-cell office:value-type="string" calcext:value-type="string">
            <text:p>0 R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15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16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00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110 R</text:p>
          </table:table-cell>
          <table:table-cell table:style-name="ce61" office:value-type="float" office:value="1206" calcext:value-type="float">
            <text:p>1206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01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110 R</text:p>
          </table:table-cell>
          <table:table-cell table:style-name="ce61" office:value-type="float" office:value="1206" calcext:value-type="float">
            <text:p>1206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07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110 R</text:p>
          </table:table-cell>
          <table:table-cell table:style-name="ce61" office:value-type="float" office:value="1206" calcext:value-type="float">
            <text:p>1206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09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110 R</text:p>
          </table:table-cell>
          <table:table-cell table:style-name="ce61" office:value-type="float" office:value="1206" calcext:value-type="float">
            <text:p>1206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L300</text:p>
          </table:table-cell>
          <table:table-cell office:value-type="string" calcext:value-type="string">
            <text:p>ECS-75SMF45A7.5B</text:p>
          </table:table-cell>
          <table:table-cell office:value-type="string" calcext:value-type="string">
            <text:p>45 MHz</text:p>
          </table:table-cell>
          <table:table-cell table:style-name="ce62" office:value-type="string" calcext:value-type="string">
            <text:p>ECS75SMF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L301</text:p>
          </table:table-cell>
          <table:table-cell office:value-type="string" calcext:value-type="string">
            <text:p>ECS-75SMF45A7.5B</text:p>
          </table:table-cell>
          <table:table-cell office:value-type="string" calcext:value-type="string">
            <text:p>45 MHz</text:p>
          </table:table-cell>
          <table:table-cell table:style-name="ce62" office:value-type="string" calcext:value-type="string">
            <text:p>ECS75SMF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300</text:p>
          </table:table-cell>
          <table:table-cell office:value-type="string" calcext:value-type="string">
            <text:p>ERA-2SM+</text:p>
          </table:table-cell>
          <table:table-cell/>
          <table:table-cell table:style-name="ce62" office:value-type="string" calcext:value-type="string">
            <text:p>WW107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304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60 MHz</text:p>
          </table:table-cell>
          <table:table-cell table:style-name="ce62" office:value-type="string" calcext:value-type="string">
            <text:p>WW107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214</text:p>
          </table:table-cell>
          <table:table-cell office:value-type="string" calcext:value-type="string">
            <text:p>GCM1555C1H1R8CA16D</text:p>
          </table:table-cell>
          <table:table-cell office:value-type="string" calcext:value-type="string">
            <text:p>1.8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28</text:p>
          </table:table-cell>
          <table:table-cell office:value-type="string" calcext:value-type="string">
            <text:p>GCM1555C1H200JA16D</text:p>
          </table:table-cell>
          <table:table-cell office:value-type="string" calcext:value-type="string">
            <text:p>2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29</text:p>
          </table:table-cell>
          <table:table-cell office:value-type="string" calcext:value-type="string">
            <text:p>GCM1555C1H200JA16D</text:p>
          </table:table-cell>
          <table:table-cell office:value-type="string" calcext:value-type="string">
            <text:p>2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17</text:p>
          </table:table-cell>
          <table:table-cell office:value-type="string" calcext:value-type="string">
            <text:p>GCM1555C1H300JA16D</text:p>
          </table:table-cell>
          <table:table-cell office:value-type="string" calcext:value-type="string">
            <text:p>3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21</text:p>
          </table:table-cell>
          <table:table-cell office:value-type="string" calcext:value-type="string">
            <text:p>GCM1555C1H300JA16D</text:p>
          </table:table-cell>
          <table:table-cell office:value-type="string" calcext:value-type="string">
            <text:p>3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22</text:p>
          </table:table-cell>
          <table:table-cell office:value-type="string" calcext:value-type="string">
            <text:p>GCM1555C1H300JA16D</text:p>
          </table:table-cell>
          <table:table-cell office:value-type="string" calcext:value-type="string">
            <text:p>3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23</text:p>
          </table:table-cell>
          <table:table-cell office:value-type="string" calcext:value-type="string">
            <text:p>GCM1555C1H300JA16D</text:p>
          </table:table-cell>
          <table:table-cell office:value-type="string" calcext:value-type="string">
            <text:p>3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31</text:p>
          </table:table-cell>
          <table:table-cell office:value-type="string" calcext:value-type="string">
            <text:p>GCM1555C1H390JA16D</text:p>
          </table:table-cell>
          <table:table-cell office:value-type="string" calcext:value-type="string">
            <text:p>39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18</text:p>
          </table:table-cell>
          <table:table-cell office:value-type="string" calcext:value-type="string">
            <text:p>GCM1555C1H470JA16D</text:p>
          </table:table-cell>
          <table:table-cell office:value-type="string" calcext:value-type="string">
            <text:p>47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06</text:p>
          </table:table-cell>
          <table:table-cell office:value-type="string" calcext:value-type="string">
            <text:p>GCM1555C1H4R7CA16D</text:p>
          </table:table-cell>
          <table:table-cell office:value-type="string" calcext:value-type="string">
            <text:p>4.7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08</text:p>
          </table:table-cell>
          <table:table-cell office:value-type="string" calcext:value-type="string">
            <text:p>GCM1555C1H5R0CA16D</text:p>
          </table:table-cell>
          <table:table-cell office:value-type="string" calcext:value-type="string">
            <text:p>5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33</text:p>
          </table:table-cell>
          <table:table-cell office:value-type="string" calcext:value-type="string">
            <text:p>GCM1555C1H821JA16D</text:p>
          </table:table-cell>
          <table:table-cell office:value-type="string" calcext:value-type="string">
            <text:p>82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39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41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44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50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52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53</text:p>
          </table:table-cell>
          <table:table-cell office:value-type="string" calcext:value-type="string">
            <text:p>GRM2195C1H123JA01D</text:p>
          </table:table-cell>
          <table:table-cell office:value-type="string" calcext:value-type="string">
            <text:p>0.012 uF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303</text:p>
          </table:table-cell>
          <table:table-cell office:value-type="string" calcext:value-type="string">
            <text:p>LTC5562IUC#TRMPBF</text:p>
          </table:table-cell>
          <table:table-cell/>
          <table:table-cell table:style-name="ce62" office:value-type="string" calcext:value-type="string">
            <text:p>QFN104EP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307</text:p>
          </table:table-cell>
          <table:table-cell office:value-type="string" calcext:value-type="string">
            <text:p>MAX2871ETJ+</text:p>
          </table:table-cell>
          <table:table-cell/>
          <table:table-cell table:style-name="ce62" office:value-type="string" calcext:value-type="string">
            <text:p>MAX2871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300</text:p>
          </table:table-cell>
          <table:table-cell office:value-type="string" calcext:value-type="string">
            <text:p>WBC9-1LB</text:p>
          </table:table-cell>
          <table:table-cell/>
          <table:table-cell table:style-name="ce62" office:value-type="string" calcext:value-type="string">
            <text:p>WBC9-1LB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205</text:p>
          </table:table-cell>
          <table:table-cell/>
          <table:table-cell office:value-type="string" calcext:value-type="string">
            <text:p>!BOM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215</text:p>
          </table:table-cell>
          <table:table-cell/>
          <table:table-cell office:value-type="string" calcext:value-type="string">
            <text:p>!BOM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219</text:p>
          </table:table-cell>
          <table:table-cell/>
          <table:table-cell office:value-type="string" calcext:value-type="string">
            <text:p>!BOM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09</text:p>
          </table:table-cell>
          <table:table-cell/>
          <table:table-cell office:value-type="string" calcext:value-type="string">
            <text:p>SAT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20</text:p>
          </table:table-cell>
          <table:table-cell/>
          <table:table-cell office:value-type="string" calcext:value-type="string">
            <text:p>SAT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25</text:p>
          </table:table-cell>
          <table:table-cell/>
          <table:table-cell office:value-type="string" calcext:value-type="string">
            <text:p>SAT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26</text:p>
          </table:table-cell>
          <table:table-cell/>
          <table:table-cell office:value-type="string" calcext:value-type="string">
            <text:p>SAT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27</text:p>
          </table:table-cell>
          <table:table-cell/>
          <table:table-cell office:value-type="string" calcext:value-type="string">
            <text:p>SAT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332</text:p>
          </table:table-cell>
          <table:table-cell/>
          <table:table-cell office:value-type="string" calcext:value-type="string">
            <text:p>SAT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04</text:p>
          </table:table-cell>
          <table:table-cell/>
          <table:table-cell office:value-type="string" calcext:value-type="string">
            <text:p>SAT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305</text:p>
          </table:table-cell>
          <table:table-cell/>
          <table:table-cell office:value-type="string" calcext:value-type="string">
            <text:p>SAT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109</text:p>
          </table:table-cell>
          <table:table-cell office:value-type="float" office:value="885012005055" calcext:value-type="float">
            <text:p>885012005055</text:p>
          </table:table-cell>
          <table:table-cell office:value-type="string" calcext:value-type="string">
            <text:p>1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16</text:p>
          </table:table-cell>
          <table:table-cell office:value-type="float" office:value="885012005055" calcext:value-type="float">
            <text:p>885012005055</text:p>
          </table:table-cell>
          <table:table-cell office:value-type="string" calcext:value-type="string">
            <text:p>1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18</text:p>
          </table:table-cell>
          <table:table-cell office:value-type="float" office:value="885012005055" calcext:value-type="float">
            <text:p>885012005055</text:p>
          </table:table-cell>
          <table:table-cell office:value-type="string" calcext:value-type="string">
            <text:p>1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20</text:p>
          </table:table-cell>
          <table:table-cell office:value-type="float" office:value="885012005055" calcext:value-type="float">
            <text:p>885012005055</text:p>
          </table:table-cell>
          <table:table-cell office:value-type="string" calcext:value-type="string">
            <text:p>1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12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24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02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07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10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11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17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29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32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14</text:p>
          </table:table-cell>
          <table:table-cell office:value-type="float" office:value="885012006016" calcext:value-type="float">
            <text:p>885012006016</text:p>
          </table:table-cell>
          <table:table-cell office:value-type="string" calcext:value-type="string">
            <text:p>3300 p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07</text:p>
          </table:table-cell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1 n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08</text:p>
          </table:table-cell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1 n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35</text:p>
          </table:table-cell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1 n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13</text:p>
          </table:table-cell>
          <table:table-cell office:value-type="float" office:value="885012007041" calcext:value-type="float">
            <text:p>885012007041</text:p>
          </table:table-cell>
          <table:table-cell office:value-type="string" calcext:value-type="string">
            <text:p>1500 pF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24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27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30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36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38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42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01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03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04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08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09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12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500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501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00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01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02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03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04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05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06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11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17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19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21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22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25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00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06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20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41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43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22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23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25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33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34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201</text:p>
          </table:table-cell>
          <table:table-cell office:value-type="string" calcext:value-type="string">
            <text:p>0402CS-10NXJLU</text:p>
          </table:table-cell>
          <table:table-cell office:value-type="string" calcext:value-type="string">
            <text:p>10 nH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100</text:p>
          </table:table-cell>
          <table:table-cell office:value-type="string" calcext:value-type="string">
            <text:p>0402CS-3N3XJLU</text:p>
          </table:table-cell>
          <table:table-cell office:value-type="string" calcext:value-type="string">
            <text:p>3.3 nH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203</text:p>
          </table:table-cell>
          <table:table-cell office:value-type="string" calcext:value-type="string">
            <text:p>0603CS-68NXJLU</text:p>
          </table:table-cell>
          <table:table-cell office:value-type="string" calcext:value-type="string">
            <text:p>68 nH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204</text:p>
          </table:table-cell>
          <table:table-cell office:value-type="string" calcext:value-type="string">
            <text:p>0603CS-68NXJLU</text:p>
          </table:table-cell>
          <table:table-cell office:value-type="string" calcext:value-type="string">
            <text:p>68 nH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205</text:p>
          </table:table-cell>
          <table:table-cell office:value-type="string" calcext:value-type="string">
            <text:p>0603CS-68NXJLU</text:p>
          </table:table-cell>
          <table:table-cell office:value-type="string" calcext:value-type="string">
            <text:p>68 nH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202</text:p>
          </table:table-cell>
          <table:table-cell office:value-type="string" calcext:value-type="string">
            <text:p>0603CS-R10XJLU</text:p>
          </table:table-cell>
          <table:table-cell office:value-type="string" calcext:value-type="string">
            <text:p>100 nH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208</text:p>
          </table:table-cell>
          <table:table-cell office:value-type="string" calcext:value-type="string">
            <text:p>0603CS-R10XJLU</text:p>
          </table:table-cell>
          <table:table-cell office:value-type="string" calcext:value-type="string">
            <text:p>100 nH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L202</text:p>
          </table:table-cell>
          <table:table-cell office:value-type="string" calcext:value-type="string">
            <text:p>3600BP15M600E</text:p>
          </table:table-cell>
          <table:table-cell office:value-type="string" calcext:value-type="string">
            <text:p>3.6 GHz</text:p>
          </table:table-cell>
          <table:table-cell table:style-name="ce62" office:value-type="string" calcext:value-type="string">
            <text:p>Filter_3600BP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L203</text:p>
          </table:table-cell>
          <table:table-cell office:value-type="string" calcext:value-type="string">
            <text:p>3600BP15M600E</text:p>
          </table:table-cell>
          <table:table-cell office:value-type="string" calcext:value-type="string">
            <text:p>3.6 GHz</text:p>
          </table:table-cell>
          <table:table-cell table:style-name="ce62" office:value-type="string" calcext:value-type="string">
            <text:p>Filter_3600BP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10</text:p>
          </table:table-cell>
          <table:table-cell office:value-type="string" calcext:value-type="string">
            <text:p>530L104KT16T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23</text:p>
          </table:table-cell>
          <table:table-cell office:value-type="string" calcext:value-type="string">
            <text:p>530L104KT16T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26</text:p>
          </table:table-cell>
          <table:table-cell office:value-type="string" calcext:value-type="string">
            <text:p>530L104KT16T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27</text:p>
          </table:table-cell>
          <table:table-cell office:value-type="string" calcext:value-type="string">
            <text:p>530L104KT16T</text:p>
          </table:table-cell>
          <table:table-cell office:value-type="string" calcext:value-type="string">
            <text:p>0.1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J100</text:p>
          </table:table-cell>
          <table:table-cell office:value-type="string" calcext:value-type="string">
            <text:p>619540-1</text:p>
          </table:table-cell>
          <table:table-cell/>
          <table:table-cell table:style-name="ce62" office:value-type="string" calcext:value-type="string">
            <text:p>AMPHENOL_ARFX123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100</text:p>
          </table:table-cell>
          <table:table-cell office:value-type="string" calcext:value-type="string">
            <text:p>ADF4356BCPZ</text:p>
          </table:table-cell>
          <table:table-cell/>
          <table:table-cell table:style-name="ce62" office:value-type="string" calcext:value-type="string">
            <text:p>ADF4356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204</text:p>
          </table:table-cell>
          <table:table-cell office:value-type="string" calcext:value-type="string">
            <text:p>AP7353-33CV4-7</text:p>
          </table:table-cell>
          <table:table-cell/>
          <table:table-cell table:style-name="ce62" office:value-type="string" calcext:value-type="string">
            <text:p>AP735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500</text:p>
          </table:table-cell>
          <table:table-cell office:value-type="string" calcext:value-type="string">
            <text:p>ASE-60.000MHZ-LC-T</text:p>
          </table:table-cell>
          <table:table-cell/>
          <table:table-cell table:style-name="ce62" office:value-type="string" calcext:value-type="string">
            <text:p>ASx_Series_Oscillator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501</text:p>
          </table:table-cell>
          <table:table-cell office:value-type="string" calcext:value-type="string">
            <text:p>ASEM1-100.000MHZ-L-C-T</text:p>
          </table:table-cell>
          <table:table-cell/>
          <table:table-cell table:style-name="ce62" office:value-type="string" calcext:value-type="string">
            <text:p>ASx_Series_Oscillator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L200</text:p>
          </table:table-cell>
          <table:table-cell office:value-type="string" calcext:value-type="string">
            <text:p>B39321B3741H110</text:p>
          </table:table-cell>
          <table:table-cell/>
          <table:table-cell table:style-name="ce62" office:value-type="string" calcext:value-type="string">
            <text:p>B3741SAWFilter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00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01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02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06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10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11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12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14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15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20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500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502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03</text:p>
          </table:table-cell>
          <table:table-cell office:value-type="string" calcext:value-type="string">
            <text:p>CRCW04021K50FKED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07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08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17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18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501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503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10</text:p>
          </table:table-cell>
          <table:table-cell office:value-type="string" calcext:value-type="string">
            <text:p>CRCW0402240RFKEDC</text:p>
          </table:table-cell>
          <table:table-cell office:value-type="string" calcext:value-type="string">
            <text:p>240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04</text:p>
          </table:table-cell>
          <table:table-cell office:value-type="string" calcext:value-type="string">
            <text:p>CRCW0402300RFKED</text:p>
          </table:table-cell>
          <table:table-cell office:value-type="string" calcext:value-type="string">
            <text:p>300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05</text:p>
          </table:table-cell>
          <table:table-cell office:value-type="string" calcext:value-type="string">
            <text:p>CRCW0402300RFKED</text:p>
          </table:table-cell>
          <table:table-cell office:value-type="string" calcext:value-type="string">
            <text:p>300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08</text:p>
          </table:table-cell>
          <table:table-cell office:value-type="string" calcext:value-type="string">
            <text:p>CRCW0402300RFKED</text:p>
          </table:table-cell>
          <table:table-cell office:value-type="string" calcext:value-type="string">
            <text:p>300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09</text:p>
          </table:table-cell>
          <table:table-cell office:value-type="string" calcext:value-type="string">
            <text:p>CRCW0402300RFKED</text:p>
          </table:table-cell>
          <table:table-cell office:value-type="string" calcext:value-type="string">
            <text:p>300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16</text:p>
          </table:table-cell>
          <table:table-cell office:value-type="string" calcext:value-type="string">
            <text:p>CRCW040230R1FKED</text:p>
          </table:table-cell>
          <table:table-cell office:value-type="string" calcext:value-type="string">
            <text:p>30.1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07</text:p>
          </table:table-cell>
          <table:table-cell office:value-type="string" calcext:value-type="string">
            <text:p>CRCW040236R0JNED</text:p>
          </table:table-cell>
          <table:table-cell office:value-type="string" calcext:value-type="string">
            <text:p>36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11</text:p>
          </table:table-cell>
          <table:table-cell office:value-type="string" calcext:value-type="string">
            <text:p>CRCW04025K10FKEDC</text:p>
          </table:table-cell>
          <table:table-cell office:value-type="string" calcext:value-type="string">
            <text:p>5.1 K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19</text:p>
          </table:table-cell>
          <table:table-cell office:value-type="string" calcext:value-type="string">
            <text:p>CRCW040290R9FKEDC</text:p>
          </table:table-cell>
          <table:table-cell office:value-type="string" calcext:value-type="string">
            <text:p>90.9 R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05</text:p>
          </table:table-cell>
          <table:table-cell office:value-type="string" calcext:value-type="string">
            <text:p>CRCW080550R0FKTA</text:p>
          </table:table-cell>
          <table:table-cell office:value-type="string" calcext:value-type="string">
            <text:p>50 R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00</text:p>
          </table:table-cell>
          <table:table-cell office:value-type="string" calcext:value-type="string">
            <text:p>CRCW080550R0FKTA</text:p>
          </table:table-cell>
          <table:table-cell office:value-type="string" calcext:value-type="string">
            <text:p>50 R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04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09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113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01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12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13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02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110 R</text:p>
          </table:table-cell>
          <table:table-cell table:style-name="ce61" office:value-type="float" office:value="1206" calcext:value-type="float">
            <text:p>1206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203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110 R</text:p>
          </table:table-cell>
          <table:table-cell table:style-name="ce61" office:value-type="float" office:value="1206" calcext:value-type="float">
            <text:p>1206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101</text:p>
          </table:table-cell>
          <table:table-cell office:value-type="string" calcext:value-type="string">
            <text:p>ERA-2SM+</text:p>
          </table:table-cell>
          <table:table-cell/>
          <table:table-cell table:style-name="ce62" office:value-type="string" calcext:value-type="string">
            <text:p>WW107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104</text:p>
          </table:table-cell>
          <table:table-cell office:value-type="string" calcext:value-type="string">
            <text:p>ERA-2SM+</text:p>
          </table:table-cell>
          <table:table-cell/>
          <table:table-cell table:style-name="ce62" office:value-type="string" calcext:value-type="string">
            <text:p>WW107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201</text:p>
          </table:table-cell>
          <table:table-cell office:value-type="string" calcext:value-type="string">
            <text:p>ERA-2SM+</text:p>
          </table:table-cell>
          <table:table-cell/>
          <table:table-cell table:style-name="ce62" office:value-type="string" calcext:value-type="string">
            <text:p>WW107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202</text:p>
          </table:table-cell>
          <table:table-cell office:value-type="string" calcext:value-type="string">
            <text:p>ERA-2SM+</text:p>
          </table:table-cell>
          <table:table-cell/>
          <table:table-cell table:style-name="ce62" office:value-type="string" calcext:value-type="string">
            <text:p>WW107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13</text:p>
          </table:table-cell>
          <table:table-cell office:value-type="string" calcext:value-type="string">
            <text:p>GCM1555C1H1R8CA16D</text:p>
          </table:table-cell>
          <table:table-cell office:value-type="string" calcext:value-type="string">
            <text:p>1.8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16</text:p>
          </table:table-cell>
          <table:table-cell office:value-type="string" calcext:value-type="string">
            <text:p>GCM1555C1H1R8CA16D</text:p>
          </table:table-cell>
          <table:table-cell office:value-type="string" calcext:value-type="string">
            <text:p>1.8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18</text:p>
          </table:table-cell>
          <table:table-cell office:value-type="string" calcext:value-type="string">
            <text:p>GCM1555C1H1R8CA16D</text:p>
          </table:table-cell>
          <table:table-cell office:value-type="string" calcext:value-type="string">
            <text:p>1.8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21</text:p>
          </table:table-cell>
          <table:table-cell office:value-type="string" calcext:value-type="string">
            <text:p>GCM1555C1H821JA16D</text:p>
          </table:table-cell>
          <table:table-cell office:value-type="string" calcext:value-type="string">
            <text:p>820 p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26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28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31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37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39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240</text:p>
          </table:table-cell>
          <table:table-cell office:value-type="string" calcext:value-type="string">
            <text:p>GRM2195C1H123JA01D</text:p>
          </table:table-cell>
          <table:table-cell office:value-type="string" calcext:value-type="string">
            <text:p>0.012 uF</text:p>
          </table:table-cell>
          <table:table-cell table:style-name="ce61" office:value-type="float" office:value="805" calcext:value-type="float">
            <text:p>0805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115</text:p>
          </table:table-cell>
          <table:table-cell office:value-type="string" calcext:value-type="string">
            <text:p>GRM31C5C1H563JA01L</text:p>
          </table:table-cell>
          <table:table-cell office:value-type="string" calcext:value-type="string">
            <text:p>.056 uF</text:p>
          </table:table-cell>
          <table:table-cell table:style-name="ce61" office:value-type="float" office:value="402" calcext:value-type="float">
            <text:p>0402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L100</text:p>
          </table:table-cell>
          <table:table-cell office:value-type="string" calcext:value-type="string">
            <text:p>LFCN3000D+</text:p>
          </table:table-cell>
          <table:table-cell/>
          <table:table-cell table:style-name="ce62" office:value-type="string" calcext:value-type="string">
            <text:p>LFCN3000D+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L101</text:p>
          </table:table-cell>
          <table:table-cell office:value-type="string" calcext:value-type="string">
            <text:p>LFCN3000D+</text:p>
          </table:table-cell>
          <table:table-cell/>
          <table:table-cell table:style-name="ce62" office:value-type="string" calcext:value-type="string">
            <text:p>LFCN3000D+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101</text:p>
          </table:table-cell>
          <table:table-cell office:value-type="string" calcext:value-type="string">
            <text:p>LQW18AS22NJ00D</text:p>
          </table:table-cell>
          <table:table-cell office:value-type="string" calcext:value-type="string">
            <text:p>22 nH</text:p>
          </table:table-cell>
          <table:table-cell table:style-name="ce61" office:value-type="float" office:value="603" calcext:value-type="float">
            <text:p>0603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200</text:p>
          </table:table-cell>
          <table:table-cell office:value-type="string" calcext:value-type="string">
            <text:p>LTC5562IUC#TRMPBF</text:p>
          </table:table-cell>
          <table:table-cell/>
          <table:table-cell table:style-name="ce62" office:value-type="string" calcext:value-type="string">
            <text:p>QFN104EP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203</text:p>
          </table:table-cell>
          <table:table-cell office:value-type="string" calcext:value-type="string">
            <text:p>MAX2871ETJ+</text:p>
          </table:table-cell>
          <table:table-cell/>
          <table:table-cell table:style-name="ce62" office:value-type="string" calcext:value-type="string">
            <text:p>MAX2871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103</text:p>
          </table:table-cell>
          <table:table-cell office:value-type="string" calcext:value-type="string">
            <text:p>PE43711</text:p>
          </table:table-cell>
          <table:table-cell/>
          <table:table-cell table:style-name="ce62" office:value-type="string" calcext:value-type="string">
            <text:p>QFN_PE43711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102</text:p>
          </table:table-cell>
          <table:table-cell office:value-type="string" calcext:value-type="string">
            <text:p>SIM-83+</text:p>
          </table:table-cell>
          <table:table-cell/>
          <table:table-cell table:style-name="ce62" office:value-type="string" calcext:value-type="string">
            <text:p>SIM83+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200</text:p>
          </table:table-cell>
          <table:table-cell office:value-type="string" calcext:value-type="string">
            <text:p>TC1-1-43X+</text:p>
          </table:table-cell>
          <table:table-cell/>
          <table:table-cell table:style-name="ce62" office:value-type="string" calcext:value-type="string">
            <text:p>TC1-1-43X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201</text:p>
          </table:table-cell>
          <table:table-cell office:value-type="string" calcext:value-type="string">
            <text:p>WBC9-1LB</text:p>
          </table:table-cell>
          <table:table-cell/>
          <table:table-cell table:style-name="ce62" office:value-type="string" calcext:value-type="string">
            <text:p>WBC9-1LB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J400</text:p>
          </table:table-cell>
          <table:table-cell table:number-columns-repeated="2"/>
          <table:table-cell table:style-name="ce62" office:value-type="string" calcext:value-type="string">
            <text:p>Header_Arduino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J401</text:p>
          </table:table-cell>
          <table:table-cell table:number-columns-repeated="2"/>
          <table:table-cell table:style-name="ce62" office:value-type="string" calcext:value-type="string">
            <text:p>JUMPER6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J402</text:p>
          </table:table-cell>
          <table:table-cell table:number-columns-repeated="2"/>
          <table:table-cell table:style-name="ce62" office:value-type="string" calcext:value-type="string">
            <text:p>JUMPER6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4" table:number-rows-repeated="1048318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  <table:database-ranges>
        <table:database-range table:name="__Anonymous_Sheet_DB__0" table:target-range-address="'Board BOT'.A2:'Board BOT'.E4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Board TOP'.A2:'Board TOP'.E5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Raw BOM input'.A1:'Raw BOM input'.G257">
          <table:sort>
            <table:sort-by table:field-number="5" table:data-type="automatic"/>
            <table:sort-by table:field-number="0" table:data-type="automatic"/>
          </table:sort>
        </table:database-range>
        <table:database-range table:name="__Anonymous_Sheet_DB__3" table:target-range-address="'Is top or bottom'.A2:'Is top or bottom'.E257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33:04.810824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0D</meta:editing-duration>
    <meta:editing-cycles>1</meta:editing-cycles>
    <meta:generator>LibreOffice/6.3.6.2$Linux_X86_64 LibreOffice_project/2196df99b074d8a661f4036fca8fa0cbfa33a497</meta:generator>
    <meta:creation-date>2021-02-19T14:33:11.965594660</meta:creation-date>
    <meta:document-statistic meta:table-count="4" meta:cell-count="3649" meta:object-count="0"/>
  </office:meta>
</office:document-meta>
</file>